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 MS" svg:font-family="'Trebuchet MS'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miscShapeWipe" smil:subtype="cornersOu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53cm" svg:stroke-color="#00387e" draw:stroke-linejoin="round" draw:fill="solid" draw:fill-color="#c6dfff" draw:textarea-vertical-align="middle" draw:auto-grow-height="false" draw:fit-to-size="false" fo:min-height="1.375cm" fo:min-width="2.32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ax-height="0cm" fo:min-height="1.33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53cm" svg:stroke-color="#00387e" draw:stroke-linejoin="round" draw:fill="solid" draw:fill-color="#c6dfff" draw:textarea-vertical-align="middle" draw:auto-grow-height="false" draw:fit-to-size="false" fo:min-height="1.966cm" fo:min-width="2.718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53cm" svg:stroke-color="#00387e" draw:stroke-linejoin="round" draw:fill="solid" draw:fill-color="#c6dfff" draw:textarea-vertical-align="middle" draw:auto-grow-height="false" draw:fit-to-size="false" fo:min-height="0cm" fo:min-width="0.751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53cm" svg:stroke-color="#00387e" draw:stroke-linejoin="round" draw:fill="solid" draw:fill-color="#c6dfff" draw:textarea-vertical-align="middle" draw:auto-grow-height="false" draw:fit-to-size="false" fo:min-height="0cm" fo:min-width="2.094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6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9" style:family="graphic" style:parent-style-name="standard">
      <style:graphic-properties draw:stroke="solid" svg:stroke-width="0.053cm" svg:stroke-color="#00387e" draw:stroke-linejoin="round" draw:fill="solid" draw:fill-color="#c6dfff" draw:textarea-vertical-align="middle" draw:auto-grow-height="false" draw:fit-to-size="false" fo:min-height="0.716cm" fo:min-width="21.037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53cm" svg:stroke-color="#00387e" draw:stroke-linejoin="round" draw:fill="solid" draw:fill-color="#c6dfff" draw:textarea-vertical-align="middle" draw:auto-grow-height="false" draw:fit-to-size="false" fo:min-height="0.716cm" fo:min-width="3.954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53cm" svg:stroke-color="#00387e" draw:stroke-linejoin="round" draw:fill="solid" draw:fill-color="#c6dfff" draw:textarea-vertical-align="middle" draw:auto-grow-height="false" draw:fit-to-size="false" fo:min-height="0.716cm" fo:min-width="3.476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53cm" svg:stroke-color="#00387e" draw:stroke-linejoin="round" draw:fill="solid" draw:fill-color="#c6dfff" draw:textarea-vertical-align="middle" draw:auto-grow-height="false" draw:fit-to-size="false" fo:min-height="0.568cm" fo:min-width="2.861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53cm" svg:stroke-color="#00387e" draw:stroke-linejoin="round" draw:fill="solid" draw:fill-color="#c6dfff" draw:textarea-vertical-align="middle" draw:auto-grow-height="false" draw:fit-to-size="false" fo:min-height="0.554cm" fo:min-width="3.78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dash" draw:stroke-dash="Dashed_20__28_var_29__20_4" svg:stroke-width="0.318cm" svg:stroke-color="#00387e" draw:marker-end="msArrowEnd_20_9" draw:marker-end-width="1.59cm" draw:marker-end-center="false" draw:stroke-linejoin="round" draw:fill="none" draw:textarea-vertical-align="top" draw:auto-grow-height="false" fo:min-height="3.742cm" fo:min-width="8.141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fo:min-height="2.163cm" fo:min-width="12.751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09cm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fo:min-height="9.154cm" fo:min-width="12.237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fo:min-height="9.619cm" fo:min-width="12.237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fo:min-height="5.264cm" fo:min-width="10.81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fo:min-height="0.642cm" fo:min-width="16.77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solid" svg:stroke-width="0.053cm" svg:stroke-color="#00387e" draw:stroke-linejoin="round" draw:fill="solid" draw:fill-color="#c6dfff" draw:textarea-vertical-align="middle" draw:auto-grow-height="false" draw:fit-to-size="false" fo:min-height="1.793cm" fo:min-width="3.329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solid" svg:stroke-width="0.053cm" svg:stroke-color="#00387e" draw:stroke-linejoin="round" draw:fill="solid" draw:fill-color="#c6dfff" draw:textarea-vertical-align="middle" draw:auto-grow-height="false" draw:fit-to-size="false" fo:min-height="1.793cm" fo:min-width="3.329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fo:min-height="9.619cm" fo:min-width="15.464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fo:min-height="10.915cm" fo:min-width="15.464cm" fo:padding-top="0.254cm" fo:padding-bottom="0.254cm" fo:padding-left="0.254cm" fo:padding-right="0.254cm" fo:wrap-option="wrap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body-outline1" style:list-style-name="L9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9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20_onl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1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size="24pt"/>
    </style:style>
    <style:style style:name="P4" style:family="paragraph">
      <loext:graphic-properties draw:fill="solid" draw:fill-color="#c6dfff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text-properties fo:color="#ffffff" fo:font-size="14pt" style:font-size-asian="18pt" style:font-size-complex="18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9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0" style:family="paragraph">
      <loext:graphic-properties draw:fill="solid" draw:fill-color="#c6d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1" style:family="paragraph">
      <style:paragraph-properties fo:margin-top="0cm" fo:margin-bottom="0cm" fo:line-height="100%" fo:text-align="start" style:writing-mode="lr-tb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4pt" style:font-size-asian="20pt" style:font-size-complex="20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loext:graphic-properties draw:fill="solid" draw:fill-color="#c6df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margin-top="0cm" fo:margin-bottom="0cm" fo:line-height="100%" fo:text-align="star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3pt"/>
    </style:style>
    <style:style style:name="P20" style:family="paragraph">
      <style:paragraph-properties fo:text-align="start"/>
    </style:style>
    <style:style style:name="P21" style:family="paragraph">
      <style:paragraph-properties fo:margin-left="1.27cm" fo:margin-right="0cm" fo:margin-top="0cm" fo:margin-bottom="0cm" fo:line-height="100%" fo:text-align="start" fo:text-indent="1.076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1.27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6pt" style:font-size-asian="14pt" style:font-size-complex="14pt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none" draw:fill-color="#ffffff"/>
      <style:text-properties fo:font-size="18pt" style:font-size-asian="18pt" style:font-size-complex="18pt"/>
    </style:style>
    <style:style style:name="P26" style:family="paragraph">
      <style:paragraph-properties fo:text-align="start"/>
      <style:text-properties fo:font-size="11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6pt" style:font-size-asian="14pt" style:font-size-complex="14pt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0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" fo:font-size="48pt" fo:letter-spacing="normal" fo:font-style="normal" style:text-underline-style="none" fo:font-weight="bold" style:font-name-asian="Trebuchet MS" style:font-size-asian="48pt" style:font-style-asian="normal" style:font-weight-asian="bold" style:font-name-complex="Trebuchet MS" style:font-size-complex="4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rebuchet MS" fo:font-size="24pt" fo:letter-spacing="normal" fo:font-style="normal" style:text-underline-style="none" fo:font-weight="normal" style:font-name-asian="Trebuchet MS" style:font-size-asian="24pt" style:font-style-asian="normal" style:font-weight-asian="normal" style:font-name-complex="Trebuchet MS" style:font-size-complex="24pt" style:font-style-complex="normal" style:font-weight-complex="normal"/>
    </style:style>
    <style:style style:name="T3" style:family="text">
      <style:text-properties fo:color="#ffffff" fo:font-size="14pt" style:font-size-asian="18pt" style:font-size-complex="18pt"/>
    </style:style>
    <style:style style:name="T4" style:family="text">
      <style:text-properties fo:font-variant="normal" fo:text-transform="none" fo:color="#00387e" style:text-line-through-style="none" style:text-line-through-type="none" style:text-position="0% 100%" style:font-name="Trebuchet MS" fo:font-size="18pt" fo:letter-spacing="normal" fo:font-style="normal" style:text-underline-style="none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5" style:family="text">
      <style:text-properties fo:font-variant="normal" fo:text-transform="none" fo:color="#00387e" style:text-line-through-style="none" style:text-line-through-type="none" style:text-position="0% 100%" style:font-name="Trebuchet MS" fo:font-size="40pt" fo:letter-spacing="normal" fo:font-style="normal" style:text-underline-style="none" fo:font-weight="bold" style:font-name-asian="Trebuchet MS" style:font-size-asian="40pt" style:font-style-asian="normal" style:font-weight-asian="bold" style:font-name-complex="Trebuchet MS" style:font-size-complex="40pt" style:font-style-complex="normal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size="14pt" style:font-size-asian="20pt" style:font-size-complex="20pt"/>
    </style:style>
    <style:style style:name="T8" style:family="text">
      <style:text-properties fo:font-variant="normal" fo:text-transform="none" fo:color="#00387e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00387e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2" style:family="text">
      <style:text-properties fo:font-variant="normal" fo:text-transform="none" fo:color="#00387e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3" style:family="text">
      <style:text-properties fo:font-size="11pt"/>
    </style:style>
    <style:style style:name="T14" style:family="text">
      <style:text-properties fo:font-variant="normal" fo:text-transform="none" fo:color="#00387e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5" style:family="text">
      <style:text-properties fo:font-variant="normal" fo:text-transform="none" fo:color="#00387e" style:text-line-through-style="none" style:text-line-through-type="none" style:text-position="0% 100%" style:font-name="Arial" fo:font-size="12pt" fo:letter-spacing="normal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fo:font-variant="normal" fo:text-transform="none" fo:color="#00387e" style:text-line-through-style="none" style:text-line-through-type="none" style:text-position="0% 100%" style:font-name="Trebuchet MS" fo:font-size="26pt" fo:letter-spacing="normal" fo:font-style="normal" style:text-underline-style="none" fo:font-weight="normal" style:font-name-asian="Trebuchet MS" style:font-size-asian="14pt" style:font-style-asian="normal" style:font-weight-asian="normal" style:font-name-complex="Trebuchet MS" style:font-size-complex="14pt" style:font-style-complex="normal" style:font-weight-complex="normal"/>
    </style:style>
    <style:style style:name="T17" style:family="text">
      <style:text-properties fo:font-variant="normal" fo:text-transform="none" fo:color="#00387e" style:text-line-through-style="none" style:text-line-through-type="none" style:text-position="0% 100%" style:font-name="Trebuchet MS" fo:font-size="30pt" fo:letter-spacing="normal" fo:font-style="normal" style:text-underline-style="none" fo:font-weight="normal" style:font-name-asian="Trebuchet MS" style:font-size-asian="30pt" style:font-style-asian="normal" style:font-weight-asian="normal" style:font-name-complex="Trebuchet MS" style:font-size-complex="30pt" style:font-style-complex="normal" style:font-weight-complex="normal"/>
    </style:style>
    <style:style style:name="T18" style:family="text">
      <style:text-properties fo:font-variant="normal" fo:text-transform="none" fo:color="#00387e" style:text-line-through-style="none" style:text-line-through-type="none" style:text-position="0% 100%" style:font-name="Trebuchet MS" fo:font-size="18pt" fo:letter-spacing="normal" fo:font-style="normal" style:text-underline-style="solid" style:text-underline-width="auto" style:text-underline-color="font-color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variant="normal" fo:text-transform="none" fo:color="#00387e" style:text-line-through-style="none" style:text-line-through-type="none" style:text-position="0% 100%" style:font-name="Trebuchet MS" fo:font-size="16pt" fo:letter-spacing="normal" fo:font-style="normal" style:text-underline-style="none" fo:font-weight="bold" style:font-name-asian="Trebuchet MS" style:font-size-asian="14pt" style:font-style-asian="normal" style:font-weight-asian="bold" style:font-name-complex="Trebuchet MS" style:font-size-complex="14pt" style:font-style-complex="normal" style:font-weight-complex="bold"/>
    </style:style>
    <style:style style:name="T21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318cm" text:min-label-width="0.952cm"/>
        <style:text-properties fo:font-family="'Trebuchet MS'" style:font-family-generic="swiss" fo:color="#00387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636cm" text:min-label-width="0.634cm"/>
        <style:text-properties fo:font-family="'Trebuchet MS'" style:font-family-generic="swiss" fo:color="#00387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❖">
        <style:list-level-properties text:space-before="0.107cm" text:min-label-width="1.163cm"/>
        <style:text-properties fo:font-family="'Trebuchet MS'" style:font-family-generic="swiss" fo:color="#00387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❖">
        <style:list-level-properties text:space-before="0.107cm" text:min-label-width="1.163cm"/>
        <style:text-properties fo:font-family="'Trebuchet MS'" style:font-family-generic="swiss" fo:color="#00387e" fo:font-size="100%"/>
      </text:list-level-style-bullet>
      <text:list-level-style-bullet text:level="2" text:bullet-char="➢">
        <style:list-level-properties text:space-before="1.906cm" text:min-label-width="0.634cm"/>
        <style:text-properties fo:font-family="'Trebuchet MS'" style:font-family-generic="swiss" fo:color="#00387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❖">
        <style:list-level-properties text:space-before="0.107cm" text:min-label-width="1.163cm"/>
        <style:text-properties fo:font-family="'Trebuchet MS'" style:font-family-generic="swiss" fo:color="#00387e" fo:font-size="100%"/>
      </text:list-level-style-bullet>
      <text:list-level-style-bullet text:level="2" text:bullet-char="➢">
        <style:list-level-properties text:space-before="1.588cm" text:min-label-width="0.952cm"/>
        <style:text-properties fo:font-family="'Trebuchet MS'" style:font-family-generic="swiss" fo:color="#00387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636cm" text:min-label-width="0.634cm"/>
        <style:text-properties fo:font-family="'Trebuchet MS'" style:font-family-generic="swiss" fo:color="#00387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Shape 52" presentation:style-name="pr1" draw:text-style-name="P2" draw:layer="layout" svg:width="19.585cm" svg:height="3.062cm" svg:x="2.985cm" svg:y="3.377cm" presentation:class="title" presentation:user-transformed="true">
          <draw:text-box>
            <text:p text:style-name="P1"><text:span text:style-name="T1">Stack-In-A-Box</text:span></text:p>
          </draw:text-box>
        </draw:frame>
        <draw:frame draw:name="Shape 53" presentation:style-name="pr2" draw:text-style-name="P3" draw:layer="layout" svg:width="19.543cm" svg:height="1.927cm" svg:x="3.006cm" svg:y="6.73cm" presentation:class="subtitle" presentation:user-transformed="true">
          <draw:text-box>
            <text:p text:style-name="P1"><text:span text:style-name="T2">Testing against RESTful APIs</text:span></text:p>
            <text:p text:style-name="P1"><text:span text:style-name="T2">A RAX.IO Workshop</text:span></text:p>
          </draw:text-box>
        </draw:frame>
        <draw:custom-shape draw:name="Shape 54" draw:style-name="gr1" draw:text-style-name="P4" draw:layer="layout" svg:width="3.455cm" svg:height="2.509cm" svg:x="1.023cm" svg:y="10.177cm">
          <text:p/>
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55" draw:style-name="gr1" draw:text-style-name="P4" draw:layer="layout" svg:width="3.455cm" svg:height="2.509cm" svg:x="3.832cm" svg:y="10.177cm">
          <text:p/>
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56" draw:style-name="gr1" draw:text-style-name="P4" draw:layer="layout" svg:width="3.455cm" svg:height="2.509cm" svg:x="1.023cm" svg:y="8.267cm">
          <text:p/>
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57" draw:style-name="gr1" draw:text-style-name="P4" draw:layer="layout" svg:width="3.455cm" svg:height="2.509cm" svg:x="6.686cm" svg:y="10.177cm">
          <text:p/>
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58" draw:style-name="gr1" draw:text-style-name="P4" draw:layer="layout" svg:width="3.455cm" svg:height="2.509cm" svg:x="3.832cm" svg:y="8.267cm">
          <text:p/>
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59" draw:style-name="gr1" draw:text-style-name="P4" draw:layer="layout" svg:width="3.455cm" svg:height="2.509cm" svg:x="6.686cm" svg:y="8.267cm">
          <text:p/>
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60" draw:style-name="gr1" draw:text-style-name="P4" draw:layer="layout" svg:width="3.455cm" svg:height="2.509cm" svg:x="1.023cm" svg:y="6.439cm">
          <text:p/>
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61" draw:style-name="gr1" draw:text-style-name="P4" draw:layer="layout" svg:width="3.455cm" svg:height="2.509cm" svg:x="3.832cm" svg:y="6.439cm">
          <text:p/>
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62" draw:style-name="gr1" draw:text-style-name="P4" draw:layer="layout" svg:width="3.455cm" svg:height="2.509cm" svg:x="1.023cm" svg:y="4.599cm">
          <text:p/>
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63" draw:style-name="gr1" draw:text-style-name="P4" draw:layer="layout" svg:width="3.455cm" svg:height="2.509cm" svg:x="9.493cm" svg:y="10.177cm">
          <text:p/>
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frame draw:style-name="gr2" draw:text-style-name="P5" draw:layer="layout" svg:width="8.89cm" svg:height="1.582cm" svg:x="15.494cm" svg:y="11.684cm">
          <draw:text-box>
            <text:p><text:span text:style-name="T3">Benjamen R. Meyer</text:span></text:p>
            <text:p><text:span text:style-name="T3">2017-09-25</text:span></text:p>
          </draw:text-box>
        </draw:frame>
        <anim:par presentation:node-type="timing-root">
          <anim:par smil:begin="id1.begin">
            <anim:transitionFilter smil:dur="3s" smil:type="miscShapeWipe" smil:subtype="cornersOu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name="Shape 49" draw:style-name="gr3" draw:layer="layout" svg:width="14.848cm" svg:height="11.136cm" svg:x="3.075cm" svg:y="2.257cm" draw:page-number="1" presentation:class="page"/>
          <draw:frame draw:name="Shape 50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Stack-In-A-Box?" draw:style-name="dp3" draw:master-page-name="Title_20_and_20_body" presentation:presentation-page-layout-name="AL2T1">
        <office:forms form:automatic-focus="false" form:apply-design-mode="false"/>
        <draw:frame draw:name="Shape 68" presentation:style-name="pr4" draw:text-style-name="P8" draw:layer="layout" svg:width="21.094cm" svg:height="2.112cm" svg:x="2.963cm" svg:y="3.473cm" presentation:class="outline" presentation:user-transformed="true">
          <draw:text-box>
            <text:list text:style-name="L2">
              <text:list-item>
                <text:p text:style-name="P7"><text:span text:style-name="T4">A Framework for creating “in-line” HTTP modules for unit testing</text:span></text:p>
              </text:list-item>
            </text:list>
          </draw:text-box>
        </draw:frame>
        <draw:frame draw:name="Shape 69" presentation:style-name="pr5" draw:text-style-name="P9" draw:layer="layout" svg:width="21.166cm" svg:height="2.761cm" svg:x="2.963cm" svg:y="0.571cm" presentation:class="title" presentation:user-transformed="true">
          <draw:text-box>
            <text:p text:style-name="P7"><text:span text:style-name="T5">What is Stack-In-A-Box?</text:span></text:p>
          </draw:text-box>
        </draw:frame>
        <draw:frame draw:name="Shape 70" presentation:style-name="pr4" draw:text-style-name="P8" draw:layer="layout" svg:width="21.094cm" svg:height="2.112cm" svg:x="2.999cm" svg:y="7.778cm" presentation:class="outline" presentation:user-transformed="true">
          <draw:text-box>
            <text:list text:style-name="L2">
              <text:list-item>
                <text:p text:style-name="P7"><text:span text:style-name="T4">A Method of Provisioning RESTful APIs in a unit test with reliable testing functionality</text:span></text:p>
              </text:list-item>
            </text:list>
          </draw:text-box>
        </draw:frame>
        <draw:frame draw:name="Shape 71" presentation:style-name="pr4" draw:text-style-name="P8" draw:layer="layout" svg:width="21.094cm" svg:height="2.112cm" svg:x="2.999cm" svg:y="5.628cm" presentation:class="outline" presentation:user-transformed="true">
          <draw:text-box>
            <text:list text:style-name="L2">
              <text:list-item>
                <text:p text:style-name="P7"><text:span text:style-name="T4">A Tool for testing HTTP related network functionality in unit tes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65" draw:style-name="gr3" draw:layer="layout" svg:width="16.931cm" svg:height="9.524cm" svg:x="1.059cm" svg:y="1.93cm" draw:page-number="2" presentation:class="page"/>
          <draw:frame draw:name="Shape 66" presentation:style-name="pr6" draw:text-style-name="P6" draw:layer="layout" svg:width="15.239cm" svg:height="11.429cm" svg:x="1.905cm" svg:y="12.065cm" presentation:class="notes" presentation:user-transformed="true">
            <draw:text-box>
              <text:p><text:span text:style-name="T6">Theme: What is StackInABox?</text:span></text:p>
              <text:p><text:span text:style-name="T7"/></text:p>
              <text:p><text:span text:style-name="T7">A mocking framework for re-usable and shareable modules implementing HTTP mocks that are controllable and limited to the unit test.</text:span></text:p>
              <text:p><text:span text:style-name="T7"/></text:p>
              <text:p><text:span text:style-name="T7">- shareable, re-usable</text:span></text:p>
              <text:p><text:span text:style-name="T7"><text:s text:c="4"/></text:span><text:span text:style-name="T7">It enables you to build Python objects to implement HTTP calls that are re-usable between tests, projects, and shareable with the world</text:span></text:p>
              <text:p><text:span text:style-name="T7"><text:s text:c="4"/>– </text:span><text:span text:style-name="T7">example: openstackinabox</text:span></text:p>
              <text:p><text:span text:style-name="T7"/></text:p>
              <text:p><text:span text:style-name="T7">- HTTP mocks – limited to HTTP protocol</text:span></text:p>
              <text:p><text:span text:style-name="T7"/></text:p>
              <text:p><text:span text:style-name="T7">- “in-line”, limited to unit tests – calls never leave the test framework; no network calls</text:span></text:p>
              <text:p><text:span text:style-name="T7"/></text:p>
              <text:p><text:span text:style-name="T7">- Easy to maintain – StackInABoxServices built in either libraries (e.g openstackinabox) or within your tests</text:span></text:p>
              <text:p><text:span text:style-name="T7"/></text:p>
              <text:p><text:span text:style-name="T7">- Provisioning: the test decides what is loaded for use</text:span></text:p>
            </draw:text-box>
          </draw:frame>
        </presentation:notes>
      </draw:page>
      <draw:page draw:name="Why Stack-In-A-Box?" draw:style-name="dp3" draw:master-page-name="Title_20_and_20_body" presentation:presentation-page-layout-name="AL2T1">
        <office:forms form:automatic-focus="false" form:apply-design-mode="false"/>
        <draw:frame draw:name="Shape 76" presentation:style-name="pr4" draw:text-style-name="P8" draw:layer="layout" svg:width="21.094cm" svg:height="2.332cm" svg:x="2.963cm" svg:y="3.473cm" presentation:class="outline" presentation:user-transformed="true">
          <draw:text-box>
            <text:p text:style-name="P7"><text:span text:style-name="T4">Mocking is a problem. Network calls can be buried inside the layers.</text:span></text:p>
          </draw:text-box>
        </draw:frame>
        <draw:frame draw:name="Shape 77" presentation:style-name="pr5" draw:text-style-name="P9" draw:layer="layout" svg:width="21.166cm" svg:height="2.761cm" svg:x="2.963cm" svg:y="0.571cm" presentation:class="title" presentation:user-transformed="true">
          <draw:text-box>
            <text:p text:style-name="P7"><text:span text:style-name="T5">Why Stack-In-A-Box?</text:span></text:p>
          </draw:text-box>
        </draw:frame>
        <draw:custom-shape draw:name="Shape 78" draw:style-name="gr4" draw:text-style-name="P10" draw:layer="layout" svg:width="4.05cm" svg:height="3.297cm" svg:x="7.217cm" svg:y="10.345cm">
          <text:p text:style-name="P7"><text:span text:style-name="T8">RESTful API call</text:span></text:p>
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79" draw:style-name="gr4" draw:text-style-name="P10" draw:layer="layout" svg:width="4.05cm" svg:height="3.297cm" svg:x="9.613cm" svg:y="8.42cm">
          <text:p text:style-name="P7"><text:span text:style-name="T8">Module 2</text:span></text:p>
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80" draw:style-name="gr4" draw:text-style-name="P10" draw:layer="layout" svg:width="4.05cm" svg:height="3.297cm" svg:x="11.854cm" svg:y="6.822cm">
          <text:p text:style-name="P7"><text:span text:style-name="T8">Module 1</text:span></text:p>
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81" draw:style-name="gr4" draw:text-style-name="P10" draw:layer="layout" svg:width="4.05cm" svg:height="3.297cm" svg:x="13.996cm" svg:y="5.068cm">
          <text:p text:style-name="P7"><text:span text:style-name="T8">Module Being Tested</text:span></text:p>
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presentation:notes draw:style-name="dp2">
          <office:forms form:automatic-focus="false" form:apply-design-mode="false"/>
          <draw:page-thumbnail draw:name="Shape 73" draw:style-name="gr3" draw:layer="layout" svg:width="16.931cm" svg:height="9.524cm" svg:x="1.059cm" svg:y="1.93cm" draw:page-number="3" presentation:class="page"/>
          <draw:frame draw:name="Shape 74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11"><text:span text:style-name="T6">Issues with Mocking</text:span></text:p>
              <text:p text:style-name="P11"><text:span text:style-name="T6"/></text:p>
              <text:p text:style-name="P11"><text:span text:style-name="T6">- what is mock?</text:span></text:p>
              <text:p text:style-name="P11"><text:span text:style-name="T6"><text:s text:c="3"/></text:span><text:span text:style-name="T6">- unittest.mock</text:span></text:p>
              <text:p text:style-name="P11"><text:span text:style-name="T6"/></text:p>
              <text:p text:style-name="P11"><text:span text:style-name="T6">- identifying what and where to mock</text:span></text:p>
              <text:p text:style-name="P11"><text:span text:style-name="T6"/></text:p>
            </draw:text-box>
          </draw:frame>
        </presentation:notes>
      </draw:page>
      <draw:page draw:name="Why Stack-In-A-Box?" draw:style-name="dp3" draw:master-page-name="Title_20_and_20_body" presentation:presentation-page-layout-name="AL2T1">
        <office:forms form:automatic-focus="false" form:apply-design-mode="false"/>
        <draw:custom-shape draw:name="Shape 86" draw:style-name="gr4" draw:text-style-name="P10" draw:layer="layout" svg:width="4.05cm" svg:height="3.297cm" svg:x="12.515cm" svg:y="8.631cm">
          <text:p text:style-name="P7"><text:span text:style-name="T8">RESTful API call</text:span></text:p>
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frame draw:name="Shape 87" presentation:style-name="pr4" draw:text-style-name="P8" draw:layer="layout" svg:width="21.094cm" svg:height="1.759cm" svg:x="2.963cm" svg:y="3.473cm" presentation:class="outline" presentation:user-transformed="true">
          <draw:text-box>
            <text:p text:style-name="P7"><text:span text:style-name="T4">Mocking is a problem. Network calls may be in multiple layers</text:span></text:p>
          </draw:text-box>
        </draw:frame>
        <draw:frame draw:name="Shape 88" presentation:style-name="pr5" draw:text-style-name="P9" draw:layer="layout" svg:width="21.166cm" svg:height="2.761cm" svg:x="2.963cm" svg:y="0.571cm" presentation:class="title" presentation:user-transformed="true">
          <draw:text-box>
            <text:p text:style-name="P7"><text:span text:style-name="T5">Why Stack-In-A-Box?</text:span></text:p>
          </draw:text-box>
        </draw:frame>
        <draw:custom-shape draw:name="Shape 89" draw:style-name="gr4" draw:text-style-name="P10" draw:layer="layout" svg:width="4.05cm" svg:height="3.297cm" svg:x="5.524cm" svg:y="10.345cm">
          <text:p text:style-name="P7"><text:span text:style-name="T8">RESTful API call</text:span></text:p>
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90" draw:style-name="gr4" draw:text-style-name="P10" draw:layer="layout" svg:width="4.05cm" svg:height="3.297cm" svg:x="7.92cm" svg:y="8.631cm">
          <text:p text:style-name="P7"><text:span text:style-name="T8">Module 2</text:span></text:p>
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91" draw:style-name="gr4" draw:text-style-name="P10" draw:layer="layout" svg:width="4.05cm" svg:height="3.297cm" svg:x="10.161cm" svg:y="6.398cm">
          <text:p text:style-name="P7"><text:span text:style-name="T8">Module 1</text:span></text:p>
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92" draw:style-name="gr4" draw:text-style-name="P10" draw:layer="layout" svg:width="4.05cm" svg:height="3.297cm" svg:x="12.515cm" svg:y="4.645cm">
          <text:p text:style-name="P7"><text:span text:style-name="T8">Module Being Tested</text:span></text:p>
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presentation:notes draw:style-name="dp2">
          <office:forms form:automatic-focus="false" form:apply-design-mode="false"/>
          <draw:page-thumbnail draw:name="Shape 83" draw:style-name="gr3" draw:layer="layout" svg:width="16.931cm" svg:height="9.524cm" svg:x="1.059cm" svg:y="1.93cm" draw:page-number="4" presentation:class="page"/>
          <draw:frame draw:name="Shape 84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11"><text:span text:style-name="T6">Discuss the issue of multiple components, or client utilities (e.g keystone client) performing network calls. Sure you can mock the module, but that’s problematic too.</text:span></text:p>
              <text:p text:style-name="P11"><text:span text:style-name="T6"/></text:p>
              <text:p text:style-name="P11"><text:span text:style-name="T6">boto vs botocore vs boto3 vs aws-encryption-sdk</text:span></text:p>
              <text:p text:style-name="P11"><text:span text:style-name="T6"/></text:p>
              <text:p text:style-name="P11"><text:span text:style-name="T6">- multiple modules may be involved: modules can call into other modules, it may not be obvious where to intercept or practical</text:span></text:p>
              <text:p text:style-name="P11"><text:span text:style-name="T6"/></text:p>
              <text:p text:style-name="P11"><text:span text:style-name="T6">- modules change over time: module version 0.1 is almost guaranteed to work differently than version 1.0 and version 2.0 will be still different yet</text:span></text:p>
              <text:p text:style-name="P11"><text:span text:style-name="T6"/></text:p>
              <text:p text:style-name="P11"><text:span text:style-name="T6">- multiple HTTP calls may be involved: you need to have all the responses known ahead of time</text:span></text:p>
              <text:p text:style-name="P11"><text:span text:style-name="T6"/></text:p>
            </draw:text-box>
          </draw:frame>
        </presentation:notes>
      </draw:page>
      <draw:page draw:name="Why Stack-In-A-Box?" draw:style-name="dp3" draw:master-page-name="Title_20_and_20_body" presentation:presentation-page-layout-name="AL2T1">
        <office:forms form:automatic-focus="false" form:apply-design-mode="false"/>
        <draw:custom-shape draw:name="Shape 97" draw:style-name="gr4" draw:text-style-name="P10" draw:layer="layout" svg:width="4.05cm" svg:height="3.297cm" svg:x="11.519cm" svg:y="8.89cm">
          <text:p text:style-name="P7"><text:span text:style-name="T8">RESTful API call</text:span></text:p>
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frame draw:name="Shape 98" presentation:style-name="pr4" draw:text-style-name="P8" draw:layer="layout" svg:width="21.094cm" svg:height="1.633cm" svg:x="2.963cm" svg:y="3.473cm" presentation:class="outline" presentation:user-transformed="true">
          <draw:text-box>
            <text:p text:style-name="P7"><text:span text:style-name="T4">It’s not always clear WHERE to mock</text:span></text:p>
          </draw:text-box>
        </draw:frame>
        <draw:frame draw:name="Shape 99" presentation:style-name="pr5" draw:text-style-name="P9" draw:layer="layout" svg:width="21.166cm" svg:height="2.761cm" svg:x="2.963cm" svg:y="0.571cm" presentation:class="title" presentation:user-transformed="true">
          <draw:text-box>
            <text:p text:style-name="P7"><text:span text:style-name="T5">Why Stack-In-A-Box?</text:span></text:p>
          </draw:text-box>
        </draw:frame>
        <draw:custom-shape draw:name="Shape 100" draw:style-name="gr4" draw:text-style-name="P10" draw:layer="layout" svg:width="4.05cm" svg:height="3.297cm" svg:x="6.611cm" svg:y="8.89cm">
          <text:p text:style-name="P7"><text:span text:style-name="T8">Module 2</text:span></text:p>
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101" draw:style-name="gr4" draw:text-style-name="P10" draw:layer="layout" svg:width="4.05cm" svg:height="3.297cm" svg:x="11.606cm" svg:y="4.901cm">
          <text:p text:style-name="P7"><text:span text:style-name="T8">Module 1</text:span></text:p>
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102" draw:style-name="gr4" draw:text-style-name="P10" draw:layer="layout" svg:width="4.05cm" svg:height="3.297cm" svg:x="6.611cm" svg:y="4.901cm">
          <text:p text:style-name="P7"><text:span text:style-name="T8">Module Being Tested</text:span></text:p>
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103" draw:style-name="gr5" draw:text-style-name="P4" draw:layer="layout" svg:width="1.451cm" svg:height="0.77cm" svg:x="10.253cm" svg:y="6.43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04" draw:style-name="gr5" draw:text-style-name="P4" draw:layer="layout" svg:width="1.451cm" svg:height="0.77cm" svg:x="10.154cm" svg:y="10.15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05" draw:style-name="gr5" draw:text-style-name="P4" draw:layer="layout" svg:width="1.451cm" svg:height="0.77cm" draw:transform="rotate (-1.5707963267949) translate (9.022cm 8.03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06" draw:style-name="gr5" draw:text-style-name="P4" draw:layer="layout" svg:width="1.451cm" svg:height="0.77cm" draw:transform="rotate (-1.5707963267949) translate (13.679cm 8.03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office:forms form:automatic-focus="false" form:apply-design-mode="false"/>
          <draw:page-thumbnail draw:name="Shape 94" draw:style-name="gr3" draw:layer="layout" svg:width="16.931cm" svg:height="9.524cm" svg:x="1.059cm" svg:y="1.93cm" draw:page-number="5" presentation:class="page"/>
          <draw:frame draw:name="Shape 95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11"><text:span text:style-name="T6">Multiple unrelated modules doing the same thing</text:span></text:p>
              <text:p text:style-name="P11"><text:span text:style-name="T6"/></text:p>
              <text:p text:style-name="P11"><text:span text:style-name="T6">How to find where to mock? Example: Keystone Client, Boto</text:span></text:p>
              <text:p text:style-name="P11"><text:span text:style-name="T6"/></text:p>
              <text:p text:style-name="P11"><text:span text:style-name="T6">Good libraries (modules) will re-use the same code</text:span></text:p>
              <text:p text:style-name="P11"><text:span text:style-name="T6"/></text:p>
              <text:p text:style-name="P11"><text:span text:style-name="T6">Example: Requests and urllib3; requests uses to vendor urllib3; no longer does (as of May 31, 2017).</text:span></text:p>
            </draw:text-box>
          </draw:frame>
        </presentation:notes>
      </draw:page>
      <draw:page draw:name="Why Stack-In-A-Box?" draw:style-name="dp3" draw:master-page-name="Title_20_and_20_body" presentation:presentation-page-layout-name="AL2T1">
        <office:forms form:automatic-focus="false" form:apply-design-mode="false"/>
        <draw:frame draw:name="Shape 111" presentation:style-name="pr4" draw:text-style-name="P8" draw:layer="layout" svg:width="21.028cm" svg:height="1.633cm" svg:x="3.029cm" svg:y="3.473cm" presentation:class="outline" presentation:user-transformed="true">
          <draw:text-box>
            <text:p text:style-name="P7"><text:span text:style-name="T4">The final product?</text:span></text:p>
          </draw:text-box>
        </draw:frame>
        <draw:frame draw:name="Shape 112" presentation:style-name="pr5" draw:text-style-name="P9" draw:layer="layout" svg:width="21.166cm" svg:height="2.761cm" svg:x="2.963cm" svg:y="0.571cm" presentation:class="title" presentation:user-transformed="true">
          <draw:text-box>
            <text:p text:style-name="P7"><text:span text:style-name="T5">Why Stack-In-A-Box?</text:span></text:p>
          </draw:text-box>
        </draw:frame>
        <draw:g>
          <draw:custom-shape draw:name="Shape 113" draw:style-name="gr4" draw:text-style-name="P10" draw:layer="layout" svg:width="4.05cm" svg:height="3.297cm" svg:x="3.616cm" svg:y="8.387cm">
            <text:p text:style-name="P7"><text:span text:style-name="T8">Module 2</text:span></text:p>
  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Shape 114" draw:style-name="gr4" draw:text-style-name="P10" draw:layer="layout" svg:width="4.05cm" svg:height="3.297cm" svg:x="3.616cm" svg:y="5.869cm">
            <text:p text:style-name="P7"><text:span text:style-name="T8">Module Being Tested</text:span></text:p>
  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Shape 115" draw:style-name="gr4" draw:text-style-name="P10" draw:layer="layout" svg:width="4.05cm" svg:height="3.297cm" svg:x="6.872cm" svg:y="8.387cm">
            <text:p text:style-name="P7"><text:span text:style-name="T8">- REAL -</text:span></text:p>
            <text:p text:style-name="P7"><text:span text:style-name="T8">RESTful API call</text:span></text:p>
  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Shape 117" draw:style-name="gr4" draw:text-style-name="P10" draw:layer="layout" svg:width="4.05cm" svg:height="3.297cm" svg:x="6.872cm" svg:y="5.869cm">
            <text:p text:style-name="P7"><text:span text:style-name="T8">Module 1</text:span></text:p>
  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</draw:g>
        <draw:g>
          <draw:custom-shape draw:name="Shape 113" draw:style-name="gr4" draw:text-style-name="P10" draw:layer="layout" svg:width="4.05cm" svg:height="3.297cm" svg:x="14.224cm" svg:y="8.387cm">
            <text:p text:style-name="P7"><text:span text:style-name="T8">Module 2</text:span></text:p>
  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Shape 114" draw:style-name="gr4" draw:text-style-name="P10" draw:layer="layout" svg:width="4.05cm" svg:height="3.297cm" svg:x="14.224cm" svg:y="5.869cm">
            <text:p text:style-name="P7"><text:span text:style-name="T8">Module Being Tested</text:span></text:p>
  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Shape 116" draw:style-name="gr4" draw:text-style-name="P10" draw:layer="layout" svg:width="4.05cm" svg:height="3.297cm" svg:x="17.48cm" svg:y="8.387cm">
            <text:p text:style-name="P7"><text:span text:style-name="T8">- Mock -</text:span></text:p>
            <text:p text:style-name="P7"><text:span text:style-name="T8">RESTful API call</text:span></text:p>
  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Shape 117" draw:style-name="gr4" draw:text-style-name="P10" draw:layer="layout" svg:width="4.05cm" svg:height="3.297cm" svg:x="17.48cm" svg:y="5.869cm">
            <text:p text:style-name="P7"><text:span text:style-name="T8">Module 1</text:span></text:p>
  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</draw:g>
        <draw:custom-shape draw:name="Shape 104" draw:style-name="gr6" draw:text-style-name="P4" draw:layer="layout" svg:width="2.794cm" svg:height="0.77cm" svg:x="11.176cm" svg:y="9.13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office:forms form:automatic-focus="false" form:apply-design-mode="false"/>
          <draw:page-thumbnail draw:name="Shape 108" draw:style-name="gr3" draw:layer="layout" svg:width="16.931cm" svg:height="9.524cm" svg:x="1.059cm" svg:y="1.93cm" draw:page-number="6" presentation:class="page"/>
          <draw:frame draw:name="Shape 109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11"><text:span text:style-name="T6">So what does it look like with StackInABox?</text:span></text:p>
              <text:p text:style-name="P11"><text:span text:style-name="T6"/></text:p>
              <text:p text:style-name="P11"><text:span text:style-name="T6">- you code doesn’t change</text:span></text:p>
              <text:p text:style-name="P11"><text:span text:style-name="T6">- your dependencies don’t change</text:span></text:p>
              <text:p text:style-name="P11"><text:span text:style-name="T6">- the HTTP request is intercepted and returned *before* it reaches the network, regardless of how the call gets there</text:span></text:p>
              <text:p text:style-name="P11"><text:span text:style-name="T6">- choice of interception tool is yours</text:span></text:p>
            </draw:text-box>
          </draw:frame>
        </presentation:notes>
      </draw:page>
      <draw:page draw:name="page7" draw:style-name="dp3" draw:master-page-name="Title_20_and_20_body" presentation:presentation-page-layout-name="AL2T1">
        <office:forms form:automatic-focus="false" form:apply-design-mode="false"/>
        <draw:frame draw:name="Shape 111" presentation:style-name="pr4" draw:text-style-name="P8" draw:layer="layout" svg:width="21.028cm" svg:height="1.633cm" svg:x="3.029cm" svg:y="3.473cm" presentation:class="outline" presentation:user-transformed="true">
          <draw:text-box>
            <text:p text:style-name="P7"><text:span text:style-name="T4">What is the benefit?</text:span></text:p>
          </draw:text-box>
        </draw:frame>
        <draw:frame draw:name="Shape 112" presentation:style-name="pr5" draw:text-style-name="P9" draw:layer="layout" svg:width="21.166cm" svg:height="2.761cm" svg:x="2.963cm" svg:y="0.571cm" presentation:class="title" presentation:user-transformed="true">
          <draw:text-box>
            <text:p text:style-name="P7"><text:span text:style-name="T5">Why Stack-In-A-Box?</text:span></text:p>
          </draw:text-box>
        </draw:frame>
        <draw:frame draw:style-name="gr7" draw:text-style-name="P12" draw:layer="layout" svg:width="19.812cm" svg:height="3.111cm" svg:x="3.81cm" svg:y="5.588cm">
          <draw:text-box>
            <text:p>Deuterium: Rsync for Cloud Files</text:p>
            <text:p><text:tab/>- Dev Cycle Completed and turned over to QE</text:p>
            <text:p><text:tab/>- QE added integration tests against Cloud Files</text:p>
            <text:p><text:tab/>- No Deficiencies found!</text:p>
            <text:p><text:tab/>- Moved to Performance Testing</text:p>
          </draw:text-box>
        </draw:frame>
        <draw:frame draw:style-name="gr8" draw:text-style-name="P12" draw:layer="layout" svg:width="19.558cm" svg:height="3.048cm" svg:x="3.81cm" svg:y="8.89cm">
          <draw:text-box>
            <text:p>FAWS Migration Project (aka Beta Project)</text:p>
            <text:p><text:tab/>- Using for testing Authentication functionality against Identity</text:p>
            <text:p><text:tab/>- Unit test the auth functionality to ensure it keeps working</text:p>
            <text:p><text:tab/>- Added some support against Cinder</text:p>
          </draw:text-box>
        </draw:frame>
        <presentation:notes draw:style-name="dp2">
          <office:forms form:automatic-focus="false" form:apply-design-mode="false"/>
          <draw:page-thumbnail draw:name="Shape 108" draw:style-name="gr3" draw:layer="layout" svg:width="16.931cm" svg:height="9.524cm" svg:x="1.059cm" svg:y="1.93cm" draw:page-number="7" presentation:class="page"/>
          <draw:frame draw:name="Shape 109" presentation:style-name="pr6" draw:text-style-name="P13" draw:layer="layout" svg:width="15.239cm" svg:height="11.429cm" svg:x="1.905cm" svg:y="12.065cm" presentation:class="notes" presentation:user-transformed="true">
            <draw:text-box>
              <text:p text:style-name="P11"><text:span text:style-name="T6">Deuterium</text:span></text:p>
              <text:p text:style-name="P11"><text:span text:style-name="T6">- StackInABox used to mock Swift API</text:span></text:p>
              <text:p text:style-name="P11"><text:span text:style-name="T6">- Delivered to QE tester who was able to confirm against actual Swift that there were no deficiencies</text:span></text:p>
              <text:p text:style-name="P11"><text:span text:style-name="T6">- Moved to Performance Testing very quickly</text:span></text:p>
            </draw:text-box>
          </draw:frame>
        </presentation:notes>
      </draw:page>
      <draw:page draw:name="Goals" draw:style-name="dp3" draw:master-page-name="Title_20_and_20_body" presentation:presentation-page-layout-name="AL2T1">
        <office:forms form:automatic-focus="false" form:apply-design-mode="false"/>
        <draw:frame draw:name="Shape 124" presentation:style-name="pr5" draw:text-style-name="P9" draw:layer="layout" svg:width="21.166cm" svg:height="2.761cm" svg:x="2.963cm" svg:y="0.571cm" presentation:class="title" presentation:user-transformed="true">
          <draw:text-box>
            <text:p text:style-name="P7"><text:span text:style-name="T5">Goals</text:span></text:p>
          </draw:text-box>
        </draw:frame>
        <draw:custom-shape draw:name="Shape 127" draw:style-name="gr9" draw:text-style-name="P15" draw:layer="layout" svg:width="21.952cm" svg:height="1.63cm" svg:x="1.416cm" svg:y="10.354cm">
          <text:p text:style-name="P14"><text:span text:style-name="T9">Complete Unit Testing</text:span></text:p>
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g>
          <draw:custom-shape draw:name="Shape 122" draw:style-name="gr10" draw:text-style-name="P10" draw:layer="layout" svg:width="4.869cm" svg:height="1.63cm" svg:x="1.416cm" svg:y="8.534cm">
            <text:p text:style-name="P7"><text:span text:style-name="T9">Non-interference</text:span></text:p>
  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Shape 125" draw:style-name="gr10" draw:text-style-name="P10" draw:layer="layout" svg:width="4.869cm" svg:height="1.63cm" svg:x="1.416cm" svg:y="6.692cm">
            <text:p text:style-name="P7"><text:span text:style-name="T9">No External Dependencies</text:span></text:p>
  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Shape 126" draw:style-name="gr10" draw:text-style-name="P10" draw:layer="layout" svg:width="4.869cm" svg:height="1.63cm" svg:x="1.416cm" svg:y="4.769cm">
            <text:p text:style-name="P7"><text:span text:style-name="T9">Minimal Dependencies</text:span></text:p>
  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</draw:g>
        <draw:g>
          <draw:custom-shape draw:name="Shape 123" draw:style-name="gr11" draw:text-style-name="P10" draw:layer="layout" svg:width="4.391cm" svg:height="1.63cm" svg:x="6.142cm" svg:y="8.534cm">
            <text:p text:style-name="P7"><text:span text:style-name="T9">Easy to configure</text:span></text:p>
  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Shape 128" draw:style-name="gr11" draw:text-style-name="P10" draw:layer="layout" svg:width="4.391cm" svg:height="1.63cm" svg:x="6.142cm" svg:y="4.769cm">
            <text:p text:style-name="P7"><text:span text:style-name="T9">Flexibility</text:span></text:p>
  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Shape 129" draw:style-name="gr11" draw:text-style-name="P10" draw:layer="layout" svg:width="4.391cm" svg:height="1.63cm" svg:x="6.142cm" svg:y="6.692cm">
            <text:p text:style-name="P7"><text:span text:style-name="T9">Easy to use</text:span></text:p>
  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</draw:g>
        <draw:g>
          <draw:custom-shape draw:name="Shape 130" draw:style-name="gr11" draw:text-style-name="P10" draw:layer="layout" svg:width="4.391cm" svg:height="1.63cm" svg:x="10.433cm" svg:y="4.769cm">
            <text:p text:style-name="P7"><text:span text:style-name="T9">Positive Testing</text:span></text:p>
  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Shape 131" draw:style-name="gr11" draw:text-style-name="P10" draw:layer="layout" svg:width="4.391cm" svg:height="1.63cm" svg:x="10.433cm" svg:y="6.692cm">
            <text:p text:style-name="P7"><text:span text:style-name="T9">Negative Testing</text:span></text:p>
  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Shape 132" draw:style-name="gr11" draw:text-style-name="P10" draw:layer="layout" svg:width="4.391cm" svg:height="1.63cm" svg:x="10.433cm" svg:y="8.534cm">
            <text:p text:style-name="P7"><text:span text:style-name="T9">Error Testing</text:span></text:p>
  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</draw:g>
        <draw:g>
          <draw:custom-shape draw:name="Shape 133" draw:style-name="gr11" draw:text-style-name="P10" draw:layer="layout" svg:width="4.391cm" svg:height="1.63cm" svg:x="14.697cm" svg:y="8.534cm">
            <text:p text:style-name="P7"><text:span text:style-name="T9">Deployable</text:span></text:p>
  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Shape 134" draw:style-name="gr11" draw:text-style-name="P10" draw:layer="layout" svg:width="4.391cm" svg:height="1.63cm" svg:x="14.697cm" svg:y="6.692cm">
            <text:p text:style-name="P7"><text:span text:style-name="T9">Reliable</text:span></text:p>
  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Shape 135" draw:style-name="gr11" draw:text-style-name="P10" draw:layer="layout" svg:width="4.391cm" svg:height="1.63cm" svg:x="14.697cm" svg:y="4.769cm">
            <text:p text:style-name="P7"><text:span text:style-name="T9">Repeatability</text:span></text:p>
  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</draw:g>
        <draw:g>
          <draw:custom-shape draw:name="Shape 136" draw:style-name="gr11" draw:text-style-name="P10" draw:layer="layout" svg:width="4.391cm" svg:height="1.63cm" svg:x="18.961cm" svg:y="8.534cm">
            <text:p text:style-name="P7"><text:span text:style-name="T9">Reflects Reality</text:span></text:p>
  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Shape 137" draw:style-name="gr11" draw:text-style-name="P10" draw:layer="layout" svg:width="4.391cm" svg:height="1.63cm" svg:x="18.961cm" svg:y="6.692cm">
            <text:p text:style-name="P7"><text:span text:style-name="T9">Controlled Env.</text:span></text:p>
  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Shape 138" draw:style-name="gr11" draw:text-style-name="P10" draw:layer="layout" svg:width="4.391cm" svg:height="1.63cm" svg:x="18.961cm" svg:y="4.769cm">
            <text:p text:style-name="P7"><text:span text:style-name="T9">Nothing special in the code</text:span></text:p>
  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</draw:g>
        <presentation:notes draw:style-name="dp2">
          <office:forms form:automatic-focus="false" form:apply-design-mode="false"/>
          <draw:page-thumbnail draw:name="Shape 119" draw:style-name="gr3" draw:layer="layout" svg:width="16.931cm" svg:height="9.524cm" svg:x="1.059cm" svg:y="1.93cm" draw:page-number="8" presentation:class="page"/>
          <draw:frame draw:name="Shape 120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11"><text:span text:style-name="T10">Minimal dependencies, External Dependencies, Non-interference – StackInABox should not intrude into your codebase any more than absolutely necessary</text:span></text:p>
              <text:p text:style-name="P11"><text:span text:style-name="T10"/></text:p>
              <text:p text:style-name="P11"><text:span text:style-name="T10">Flexibility – you have the choice of tooling to use it</text:span></text:p>
              <text:p text:style-name="P11"><text:span text:style-name="T10">Easy to use/configure – a few lines and all is enabled</text:span></text:p>
              <text:p text:style-name="P11"><text:span text:style-name="T10"/></text:p>
              <text:p text:style-name="P11"><text:span text:style-name="T10">Positive, Negative, and Error Testing – complete testing of your use of the APIs with high accuracy</text:span></text:p>
              <text:p text:style-name="P11"><text:span text:style-name="T10"/></text:p>
              <text:p text:style-name="P11"><text:span text:style-name="T10">Repeatability, Reliable, Deployable – do it over and over again wherever you want and you get the same result</text:span></text:p>
              <text:p text:style-name="P11"><text:span text:style-name="T10"/></text:p>
              <text:p text:style-name="P11"><text:span text:style-name="T10">Nothing special – all you have to do is set it up and configure the appropriate URL</text:span></text:p>
              <text:p text:style-name="P11"><text:span text:style-name="T10"/></text:p>
              <text:p text:style-name="P11"><text:span text:style-name="T10">Controlled Env – you have full control over the environment</text:span></text:p>
              <text:p text:style-name="P11"><text:span text:style-name="T10"/></text:p>
              <text:p text:style-name="P11"><text:span text:style-name="T10">Reflects Reality – as closely as the two APIs match in behavior you get identical results. You can mimic a bug; you can match documentation. Helps to enforce the API Contract.</text:span></text:p>
              <text:p text:style-name="P11"><text:span text:style-name="T10"/></text:p>
              <text:p text:style-name="P11"><text:span text:style-name="T10">Advise: Make the StackInABoxService for an API match the documentation first; add the deficiencies after.</text:span></text:p>
              <text:p text:style-name="P11"><text:span text:style-name="T10"/></text:p>
            </draw:text-box>
          </draw:frame>
        </presentation:notes>
      </draw:page>
      <draw:page draw:name="How?" draw:style-name="dp3" draw:master-page-name="Title_20_and_20_body" presentation:presentation-page-layout-name="AL2T1">
        <office:forms form:automatic-focus="false" form:apply-design-mode="false"/>
        <draw:custom-shape draw:name="Shape 143" draw:style-name="gr4" draw:text-style-name="P10" draw:layer="layout" svg:width="4.05cm" svg:height="3.297cm" svg:x="7.62cm" svg:y="6.076cm">
          <text:p text:style-name="P7"><text:span text:style-name="T8">- REAL -</text:span></text:p>
          <text:p text:style-name="P7"><text:span text:style-name="T8">RESTful API call</text:span></text:p>
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144" draw:style-name="gr4" draw:text-style-name="P10" draw:layer="layout" svg:width="4.05cm" svg:height="3.297cm" svg:x="7.62cm" svg:y="6.076cm">
          <text:p text:style-name="P7"><text:span text:style-name="T8">Utility Module</text:span></text:p>
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frame draw:name="Shape 145" presentation:style-name="pr5" draw:text-style-name="P9" draw:layer="layout" svg:width="21.166cm" svg:height="2.761cm" svg:x="2.963cm" svg:y="0.571cm" presentation:class="title" presentation:user-transformed="true">
          <draw:text-box>
            <text:p text:style-name="P7"><text:span text:style-name="T5">How?</text:span></text:p>
          </draw:text-box>
        </draw:frame>
        <draw:custom-shape draw:name="Shape 146" draw:style-name="gr4" draw:text-style-name="P10" draw:layer="layout" svg:width="4.05cm" svg:height="3.297cm" svg:x="4.416cm" svg:y="3.597cm">
          <text:p text:style-name="P7"><text:span text:style-name="T8">Module Being Tested</text:span></text:p>
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147" draw:style-name="gr4" draw:text-style-name="P10" draw:layer="layout" svg:width="4.05cm" svg:height="3.297cm" svg:x="12.981cm" svg:y="2.133cm">
          <text:p text:style-name="P7"><text:span text:style-name="T8">- REAL -</text:span></text:p>
          <text:p text:style-name="P7"><text:span text:style-name="T8">RESTful API call</text:span></text:p>
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148" draw:style-name="gr4" draw:text-style-name="P10" draw:layer="layout" svg:width="4.05cm" svg:height="3.297cm" svg:x="12.981cm" svg:y="9.524cm">
          <text:p text:style-name="P7"><text:span text:style-name="T8">- Mock -</text:span></text:p>
          <text:p text:style-name="P7"><text:span text:style-name="T8">RESTful API call</text:span></text:p>
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149" draw:style-name="gr4" draw:text-style-name="P10" draw:layer="layout" svg:width="4.05cm" svg:height="3.297cm" svg:x="7.62cm" svg:y="3.597cm">
          <text:p text:style-name="P7"><text:span text:style-name="T8">Module 1</text:span></text:p>
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150" draw:style-name="gr12" draw:text-style-name="P4" draw:layer="layout" svg:width="4.444cm" svg:height="4.303cm" draw:transform="rotate (1.5707963267949) translate (11.542cm 9.947cm)">
          <text:p/>
          <draw:enhanced-geometry draw:mirror-horizontal="false" draw:mirror-vertical="false" svg:viewBox="0 0 0 0" draw:text-areas="?f21 ?f19 ?f22 ?f20" draw:type="ooxml-leftRightUpArrow" draw:modifiers="25000 25000 25000" draw:enhanced-path="M 0 ?f18 L ?f7 ?f17 ?f7 ?f19 ?f13 ?f19 ?f13 ?f7 ?f10 ?f7 ?f9 0 ?f11 ?f7 ?f14 ?f7 ?f14 ?f19 ?f15 ?f19 ?f15 ?f17 ?f23 ?f18 ?f15 ?f24 ?f15 ?f20 ?f7 ?f20 ?f7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100000+0-?f1 "/>
            <draw:equation draw:name="f4" draw:formula="?f3 *1/2"/>
            <draw:equation draw:name="f5" draw:formula="if(0-$2 ,0,if(?f4 -$2 ,$2 ,?f4 ))"/>
            <draw:equation draw:name="f6" draw:formula="min(logwidth,logheight)"/>
            <draw:equation draw:name="f7" draw:formula="?f6 *?f5 /100000"/>
            <draw:equation draw:name="f8" draw:formula="?f6 *?f0 /100000"/>
            <draw:equation draw:name="f9" draw:formula="logwidth/2"/>
            <draw:equation draw:name="f10" draw:formula="?f9 +0-?f8 "/>
            <draw:equation draw:name="f11" draw:formula="?f9 +?f8 -0"/>
            <draw:equation draw:name="f12" draw:formula="?f6 *?f2 /200000"/>
            <draw:equation draw:name="f13" draw:formula="?f9 +0-?f12 "/>
            <draw:equation draw:name="f14" draw:formula="?f9 +?f12 -0"/>
            <draw:equation draw:name="f15" draw:formula="logwidth+0-?f7 "/>
            <draw:equation draw:name="f16" draw:formula="?f6 *?f0 /50000"/>
            <draw:equation draw:name="f17" draw:formula="logheight+0-?f16 "/>
            <draw:equation draw:name="f18" draw:formula="logheight+0-?f8 "/>
            <draw:equation draw:name="f19" draw:formula="?f18 +0-?f12 "/>
            <draw:equation draw:name="f20" draw:formula="?f18 +?f12 -0"/>
            <draw:equation draw:name="f21" draw:formula="?f12 *?f7 /?f8 "/>
            <draw:equation draw:name="f22" draw:formula="logwidth+0-?f21 "/>
            <draw:equation draw:name="f23" draw:formula="logwidth"/>
            <draw:equation draw:name="f24" draw:formula="logheight"/>
            <draw:handle draw:handle-position="?f13 ?f7" draw:handle-range-x-maximum="?f1" draw:handle-range-x-minimum="0"/>
            <draw:handle draw:handle-position="?f10 0" draw:handle-range-x-maximum="50000" draw:handle-range-x-minimum="0"/>
            <draw:handle draw:handle-position="?f23 ?f7" draw:handle-range-y-maximum="?f4" draw:handle-range-y-minimum="0"/>
          </draw:enhanced-geometry>
        </draw:custom-shape>
        <draw:custom-shape draw:name="Shape 151" draw:style-name="gr13" draw:text-style-name="P10" draw:layer="layout" svg:width="4.641cm" svg:height="1.415cm" svg:x="19.488cm" svg:y="5.291cm">
          <text:p text:style-name="P7"><text:span text:style-name="T8">And more...</text:span></text:p>
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152" draw:style-name="gr13" draw:text-style-name="P10" draw:layer="layout" svg:width="4.641cm" svg:height="1.415cm" svg:x="19.488cm" svg:y="4.298cm">
          <text:p text:style-name="P7"><text:span text:style-name="T8">Requests-Mock</text:span></text:p>
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153" draw:style-name="gr13" draw:text-style-name="P10" draw:layer="layout" svg:width="4.641cm" svg:height="1.415cm" svg:x="19.488cm" svg:y="3.259cm">
          <text:p text:style-name="P7"><text:span text:style-name="T8">Responses</text:span></text:p>
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154" draw:style-name="gr13" draw:text-style-name="P10" draw:layer="layout" svg:width="4.641cm" svg:height="1.415cm" svg:x="19.488cm" svg:y="2.159cm">
          <text:p text:style-name="P7"><text:span text:style-name="T8">HTTPretty</text:span></text:p>
          <draw:enhanced-geometry draw:mirror-horizontal="false" draw:mirror-vertical="false" svg:viewBox="0 0 0 0" draw:text-areas="0 ?f2 ?f6 ?f9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<draw:equation draw:name="f0" draw:formula="if(0-$0 ,0,if(100000-$0 ,$0 ,100000))"/>
            <draw:equation draw:name="f1" draw:formula="min(logwidth,logheight)"/>
            <draw:equation draw:name="f2" draw:formula="?f1 *?f0 /100000"/>
            <draw:equation draw:name="f3" draw:formula="logheight+0-?f2 "/>
            <draw:equation draw:name="f4" draw:formula="?f3 *1/2"/>
            <draw:equation draw:name="f5" draw:formula="(?f2 +logheight)/2"/>
            <draw:equation draw:name="f6" draw:formula="logwidth+0-?f2 "/>
            <draw:equation draw:name="f7" draw:formula="?f6 *1/2"/>
            <draw:equation draw:name="f8" draw:formula="(?f2 +logwidth)/2"/>
            <draw:equation draw:name="f9" draw:formula="logheight"/>
            <draw:equation draw:name="f10" draw:formula="logwidth"/>
            <draw:handle draw:handle-position="0 ?f2" draw:handle-range-y-maximum="100000" draw:handle-range-y-minimum="0"/>
          </draw:enhanced-geometry>
        </draw:custom-shape>
        <draw:custom-shape draw:name="Shape 155" draw:style-name="gr14" draw:text-style-name="P16" draw:layer="layout" svg:width="8.641cm" svg:height="3.992cm" draw:transform="rotate (-3.14159265358979) translate (19.476cm 8.137cm)">
          <text:p/>
          <draw:enhanced-geometry draw:mirror-horizontal="true" draw:mirror-vertical="false" svg:viewBox="0 0 0 0" draw:text-areas="0 0 ?f5 ?f6" draw:type="ooxml-curvedConnector3" draw:modifiers="7382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office:forms form:automatic-focus="false" form:apply-design-mode="false"/>
          <draw:page-thumbnail draw:name="Shape 140" draw:style-name="gr3" draw:layer="layout" svg:width="16.931cm" svg:height="9.524cm" svg:x="1.059cm" svg:y="1.93cm" draw:page-number="9" presentation:class="page"/>
          <draw:frame draw:name="Shape 141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17"><text:span text:style-name="T10">Not all URLs have to be mocked with StackInABox</text:span></text:p>
              <text:p text:style-name="P17"><text:span text:style-name="T10">- it’s a matter of what the tooling is configured to intercept</text:span></text:p>
              <text:p text:style-name="P17"><text:span text:style-name="T10">- you have a choice of tooling to perform the interception, StackInABox just defines the interface to interact with the tooling, easy to wrap for different kinds of interfaces</text:span></text:p>
              <text:p text:style-name="P17"><text:span text:style-name="T10"><text:s text:c="5"/></text:span><text:span text:style-name="T10">- Interface was based on how HTTPretty did it; Responses and Requests-Mock utils show how easy it is to adapt; very similar to a WSGI App definition.</text:span></text:p>
            </draw:text-box>
          </draw:frame>
        </presentation:notes>
      </draw:page>
      <draw:page draw:name="Installing..." draw:style-name="dp3" draw:master-page-name="Title_20_and_20_body" presentation:presentation-page-layout-name="AL2T1">
        <office:forms form:automatic-focus="false" form:apply-design-mode="false"/>
        <draw:frame draw:name="Shape 177" presentation:style-name="pr5" draw:text-style-name="P9" draw:layer="layout" svg:width="21.166cm" svg:height="2.761cm" svg:x="2.963cm" svg:y="0.571cm" presentation:class="title" presentation:user-transformed="true">
          <draw:text-box>
            <text:p text:style-name="P7"><text:span text:style-name="T5">Installing...</text:span></text:p>
          </draw:text-box>
        </draw:frame>
        <draw:custom-shape draw:name="Shape 178" draw:style-name="gr15" draw:text-style-name="P18" draw:layer="layout" svg:width="13.258cm" svg:height="2.67cm" svg:x="6.07cm" svg:y="5.807cm">
          <text:p text:style-name="P7"><text:span text:style-name="T11">$ pip install stackinabo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9" draw:layer="layout" svg:width="14.478cm" svg:height="1.259cm" svg:x="6.35cm" svg:y="8.636cm">
          <draw:text-box>
            <text:p text:style-name="P7"><text:span text:style-name="T12">Also available for OpenStack APIs:</text:span></text:p>
            <text:p text:style-name="P7"><text:span text:style-name="T12">$ pip install openstackinabox</text:span></text:p>
          </draw:text-box>
        </draw:frame>
        <presentation:notes draw:style-name="dp2">
          <office:forms form:automatic-focus="false" form:apply-design-mode="false"/>
          <draw:page-thumbnail draw:name="Shape 174" draw:style-name="gr3" draw:layer="layout" svg:width="16.931cm" svg:height="9.524cm" svg:x="1.059cm" svg:y="1.93cm" draw:page-number="10" presentation:class="page"/>
          <draw:frame draw:name="Shape 175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tility Modules..." draw:style-name="dp3" draw:master-page-name="Title_20_and_20_body" presentation:presentation-page-layout-name="AL2T1">
        <office:forms form:automatic-focus="false" form:apply-design-mode="false"/>
        <draw:frame draw:name="Shape 183" presentation:style-name="pr5" draw:text-style-name="P9" draw:layer="layout" svg:width="21.987cm" svg:height="2.761cm" svg:x="2.963cm" svg:y="0.571cm" presentation:class="title" presentation:user-transformed="true">
          <draw:text-box>
            <text:p text:style-name="P7"><text:span text:style-name="T5">Utility Modules...</text:span></text:p>
          </draw:text-box>
        </draw:frame>
        <draw:custom-shape draw:name="Shape 184" draw:style-name="gr17" draw:text-style-name="P18" draw:layer="layout" svg:width="12.744cm" svg:height="9.661cm" svg:x="3.21cm" svg:y="3.332cm">
          <text:p text:style-name="P7"><text:span text:style-name="T8">Freedom of choice in tooling</text:span></text:p>
          <text:p text:style-name="P7"><text:span text:style-name="T8"><text:line-break/></text:span><text:span text:style-name="T8">- Interface to interception utilities</text:span></text:p>
          <text:p text:style-name="P7"><text:span text:style-name="T8">- Must provide an easy sink-hook</text:span></text:p>
          <text:p text:style-name="P7"><text:span text:style-name="T8"/></text:p>
          <text:p text:style-name="P7"><text:span text:style-name="T8">Support for several tools built-in:</text:span></text:p>
          <text:p text:style-name="P7"><text:span text:style-name="T8">- HTTPretty</text:span></text:p>
          <text:p text:style-name="P7"><text:span text:style-name="T8">- requests-mock</text:span></text:p>
          <text:p text:style-name="P7"><text:span text:style-name="T8">- responses</text:span></text:p>
          <text:p text:style-name="P7"><text:span text:style-name="T8"/></text:p>
          <text:p text:style-name="P7"><text:span text:style-name="T8">Open to the addition of m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hape 180" draw:style-name="gr3" draw:layer="layout" svg:width="16.931cm" svg:height="9.524cm" svg:x="1.059cm" svg:y="1.93cm" draw:page-number="11" presentation:class="page"/>
          <draw:frame draw:name="Shape 181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20"><text:span text:style-name="T13">StackInABox does not require any specific tool be installed; but you must install one in order to use StackInABox</text:span></text:p>
            </draw:text-box>
          </draw:frame>
        </presentation:notes>
      </draw:page>
      <draw:page draw:name="page12" draw:style-name="dp3" draw:master-page-name="Title_20_and_20_body" presentation:presentation-page-layout-name="AL2T1">
        <office:forms form:automatic-focus="false" form:apply-design-mode="false"/>
        <draw:frame draw:name="Shape 183" presentation:style-name="pr5" draw:text-style-name="P9" draw:layer="layout" svg:width="21.987cm" svg:height="2.761cm" svg:x="2.963cm" svg:y="0.571cm" presentation:class="title" presentation:user-transformed="true">
          <draw:text-box>
            <text:p text:style-name="P7"><text:span text:style-name="T5">Utility Modules...(cont’d)</text:span></text:p>
          </draw:text-box>
        </draw:frame>
        <draw:custom-shape draw:name="Shape 184" draw:style-name="gr18" draw:text-style-name="P18" draw:layer="layout" svg:width="12.744cm" svg:height="10.126cm" svg:x="2.51cm" svg:y="4.367cm">
          <text:p><text:span text:style-name="T8">def httpretty_callback(request, uri, headers):</text:span></text:p>
          <text:p text:style-name="P7"><text:span text:style-name="T8"><text:tab/></text:span><text:span text:style-name="T8">method = request.method</text:span></text:p>
          <text:p text:style-name="P7"><text:span text:style-name="T8"><text:tab/></text:span><text:span text:style-name="T8">response_headers = CaseInsensitiveDict()</text:span></text:p>
          <text:p text:style-name="P7"><text:span text:style-name="T8"><text:tab/></text:span><text:span text:style-name="T8">response_headers.update(headers)</text:span></text:p>
          <text:p text:style-name="P7"><text:span text:style-name="T8"><text:tab/></text:span><text:span text:style-name="T8">request_headers = CaseInsensitiveDict()</text:span></text:p>
          <text:p text:style-name="P7"><text:span text:style-name="T8"><text:tab/></text:span><text:span text:style-name="T8">request_headers.update(request.headers)</text:span></text:p>
          <text:p text:style-name="P7"><text:span text:style-name="T8"><text:tab/></text:span><text:span text:style-name="T8">request.headers = request_headers</text:span></text:p>
          <text:p text:style-name="P7"><text:span text:style-name="T8"><text:tab/></text:span><text:span text:style-name="T8">return StackInABox.call_into(method,</text:span></text:p>
          <text:p text:style-name="P7"><text:span text:style-name="T8"><text:s text:c="29"/></text:span><text:span text:style-name="T8"><text:tab/></text:span><text:span text:style-name="T8">request,</text:span></text:p>
          <text:p text:style-name="P7"><text:span text:style-name="T8"><text:s text:c="29"/></text:span><text:span text:style-name="T8"><text:tab/></text:span><text:span text:style-name="T8">uri,</text:span></text:p>
          <text:p text:style-name="P7"><text:span text:style-name="T8"><text:s text:c="29"/></text:span><text:span text:style-name="T8"><text:tab/></text:span><text:span text:style-name="T8">response_header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5" draw:style-name="gr19" draw:text-style-name="P18" draw:layer="layout" svg:width="11.317cm" svg:height="5.771cm" svg:x="13.509cm" svg:y="4.323cm">
          <text:p text:style-name="P7"><text:span text:style-name="T8">def httpretty_registration(uri):</text:span></text:p>
          <text:p text:style-name="P7"><text:span text:style-name="T8"><text:tab/></text:span><text:span text:style-name="T8">StackInABox.update_uri(uri)</text:span></text:p>
          <text:p text:style-name="P7"><text:span text:style-name="T8"><text:tab/></text:span><text:span text:style-name="T8">regex = re.compile(</text:span></text:p>
          <text:p text:style-name="P7"><text:span text:style-name="T8"><text:s text:c="13"/></text:span><text:span text:style-name="T8">'(http)?s?(://)?{0}:?(\d+)?/'.format(uri),</text:span></text:p>
          <text:p text:style-name="P7"><text:span text:style-name="T8"><text:s text:c="13"/></text:span><text:span text:style-name="T8">re.I)</text:span></text:p>
          <text:p text:style-name="P7"><text:span text:style-name="T8"><text:tab/></text:span><text:span text:style-name="T8">for method in HttpBaseClass.METHODS:</text:span></text:p>
          <text:p text:style-name="P7"><text:span text:style-name="T8"><text:s text:c="4"/></text:span><text:span text:style-name="T8"><text:tab/></text:span><text:span text:style-name="T8"> <text:s text:c="3"/></text:span><text:span text:style-name="T8">register_uri(method,</text:span></text:p>
          <text:p text:style-name="P7"><text:span text:style-name="T8"><text:s text:c="32"/></text:span><text:span text:style-name="T8">regex,</text:span></text:p>
          <text:p text:style-name="P7"><text:span text:style-name="T8"><text:s text:c="32"/></text:span><text:span text:style-name="T8">body=httpretty_callbac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5" draw:style-name="gr20" draw:text-style-name="P18" draw:layer="layout" svg:width="17.277cm" svg:height="1.149cm" svg:x="2.535cm" svg:y="3.423cm">
          <text:p text:style-name="P7"><text:span text:style-name="T8">Example: HTTPretty – stackinabox.util.httpret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hape 180" draw:style-name="gr3" draw:layer="layout" svg:width="16.931cm" svg:height="9.524cm" svg:x="1.059cm" svg:y="1.93cm" draw:page-number="12" presentation:class="page"/>
          <draw:frame draw:name="Shape 181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20"><text:span text:style-name="T13">- simplest form of integration with a utility module</text:span></text:p>
              <text:p text:style-name="P20"><text:span text:style-name="T13">- note how the registration works</text:span></text:p>
              <text:p text:style-name="P20"><text:span text:style-name="T13">- note how the callback works</text:span></text:p>
              <text:p text:style-name="P20"><text:span text:style-name="T13"/></text:p>
              <text:p text:style-name="P20"><text:span text:style-name="T13">Any utility that can integrate in this manner can be supported; some require more work than others.</text:span></text:p>
            </draw:text-box>
          </draw:frame>
        </presentation:notes>
      </draw:page>
      <draw:page draw:name="Stack-In-A-Box Service?" draw:style-name="dp3" draw:master-page-name="Title_20_and_20_body" presentation:presentation-page-layout-name="AL2T1">
        <office:forms form:automatic-focus="false" form:apply-design-mode="false"/>
        <draw:frame draw:name="Shape 190" presentation:style-name="pr5" draw:text-style-name="P9" draw:layer="layout" svg:width="21.166cm" svg:height="2.761cm" svg:x="2.963cm" svg:y="0.571cm" presentation:class="title" presentation:user-transformed="true">
          <draw:text-box>
            <text:p text:style-name="P7"><text:span text:style-name="T5">Stack-In-A-Box Service?</text:span></text:p>
          </draw:text-box>
        </draw:frame>
        <draw:custom-shape draw:name="Shape 191" draw:style-name="gr21" draw:text-style-name="P4" draw:layer="layout" svg:width="3.836cm" svg:height="2.761cm" svg:x="2.963cm" svg:y="3.333cm">
          <text:p/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custom-shape draw:name="Shape 192" draw:style-name="gr21" draw:text-style-name="P4" draw:layer="layout" svg:width="3.836cm" svg:height="2.761cm" svg:x="3.387cm" svg:y="3.756cm">
          <text:p/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custom-shape draw:name="Shape 193" draw:style-name="gr22" draw:text-style-name="P10" draw:layer="layout" svg:width="3.836cm" svg:height="2.761cm" svg:x="3.81cm" svg:y="4.179cm">
          <text:p text:style-name="P7"><text:span text:style-name="T8">Stack-In-a-Box Service(s)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custom-shape draw:name="Shape 194" draw:style-name="gr23" draw:text-style-name="P18" draw:layer="layout" svg:width="15.971cm" svg:height="10.126cm" svg:x="8.694cm" svg:y="3.01cm">
          <text:p text:style-name="P7"><text:span text:style-name="T8">import re</text:span></text:p>
          <text:p text:style-name="P7"><text:span text:style-name="T8">from stackinabox.services.service import StackInABoxService</text:span><text:span text:style-name="T8"><text:line-break/></text:span><text:span text:style-name="T8"><text:line-break/></text:span><text:span text:style-name="T8">class HelloService(StackInABoxService):</text:span><text:span text:style-name="T8"><text:line-break/></text:span><text:span text:style-name="T8"><text:line-break/></text:span><text:span text:style-name="T8"> <text:s text:c="3"/>def __init__(self):</text:span><text:span text:style-name="T8"><text:line-break/></text:span><text:span text:style-name="T8"> <text:s text:c="7"/>super(HelloService, self).__init__('hello')</text:span><text:span text:style-name="T8"><text:line-break/></text:span><text:span text:style-name="T8"> <text:s text:c="7"/>self.register(StackInABoxService.GET, '/', HelloService.handler)</text:span></text:p>
          <text:p text:style-name="P7"><text:span text:style-name="T8"><text:s text:c="8"/></text:span><text:span text:style-name="T8">self.register(StackInABoxService.GET, re.compile('^/\d+$'),</text:span></text:p>
          <text:p text:style-name="P7"><text:span text:style-name="T8"><text:s text:c="28"/></text:span><text:span text:style-name="T8">HelloService.alternate_handler)</text:span><text:span text:style-name="T8"><text:line-break/></text:span><text:span text:style-name="T8"><text:line-break/></text:span><text:span text:style-name="T8"> <text:s text:c="3"/>def handler(self, request, uri, headers):</text:span><text:span text:style-name="T8"><text:line-break/></text:span><text:span text:style-name="T8"> <text:s text:c="7"/>return (200, headers, 'Hello')</text:span></text:p>
          <text:p text:style-name="P7"><text:span text:style-name="T8"/></text:p>
          <text:p text:style-name="P7"><text:span text:style-name="T8"><text:s text:c="4"/></text:span><text:span text:style-name="T8">def alternate_handler(self, request, uri, headers):</text:span></text:p>
          <text:p text:style-name="P7"><text:span text:style-name="T8"><text:s text:c="8"/></text:span><text:span text:style-name="T8">return (200, headers, 'Good-Bye')</text:span></text:p>
          <text:p text:style-name="P7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hape 187" draw:style-name="gr3" draw:layer="layout" svg:width="16.931cm" svg:height="9.524cm" svg:x="1.059cm" svg:y="1.93cm" draw:page-number="13" presentation:class="page"/>
          <draw:frame draw:name="Shape 188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20"><text:span text:style-name="T13">- Simple example of a service</text:span></text:p>
              <text:p text:style-name="P20"><text:span text:style-name="T13">- built-in router can also handle registering a sub service via `register_subservice` so an StackInABoxService can use multiple objects to manage a larger API</text:span></text:p>
              <text:p text:style-name="P20"><text:span text:style-name="T13"><text:s text:c="4"/></text:span><text:span text:style-name="T13">- Example: OpenStackInABox Keystone service – a subservice for each Users, Tokens, Tenants, etc...logical lines where each subservice handles only a few calls.</text:span></text:p>
            </draw:text-box>
          </draw:frame>
        </presentation:notes>
      </draw:page>
      <draw:page draw:name="How to use it?" draw:style-name="dp3" draw:master-page-name="Title_20_and_20_body" presentation:presentation-page-layout-name="AL2T1">
        <office:forms form:automatic-focus="false" form:apply-design-mode="false"/>
        <draw:frame draw:name="Shape 199" presentation:style-name="pr5" draw:text-style-name="P9" draw:layer="layout" svg:width="21.166cm" svg:height="2.761cm" svg:x="2.963cm" svg:y="0.571cm" presentation:class="title" presentation:user-transformed="true">
          <draw:text-box>
            <text:p text:style-name="P7"><text:span text:style-name="T5">How to use it?</text:span></text:p>
          </draw:text-box>
        </draw:frame>
        <draw:custom-shape draw:name="Shape 200" draw:style-name="gr21" draw:text-style-name="P4" draw:layer="layout" svg:width="3.836cm" svg:height="2.761cm" svg:x="2.963cm" svg:y="3.333cm">
          <text:p/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custom-shape draw:name="Shape 201" draw:style-name="gr21" draw:text-style-name="P4" draw:layer="layout" svg:width="3.836cm" svg:height="2.761cm" svg:x="3.387cm" svg:y="3.756cm">
          <text:p/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custom-shape draw:name="Shape 202" draw:style-name="gr22" draw:text-style-name="P10" draw:layer="layout" svg:width="3.836cm" svg:height="2.761cm" svg:x="3.81cm" svg:y="4.179cm">
          <text:p text:style-name="P7"><text:span text:style-name="T8">Stack-In-a-Box Service(s)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draw:custom-shape draw:name="Shape 203" draw:style-name="gr24" draw:text-style-name="P18" draw:layer="layout" svg:width="15.971cm" svg:height="11.422cm" svg:x="8.604cm" svg:y="2.864cm">
          <text:p text:style-name="P7"><text:span text:style-name="T14">import unittest</text:span></text:p>
          <text:p text:style-name="P7"><text:span text:style-name="T14">import httpretty</text:span></text:p>
          <text:p text:style-name="P7"><text:span text:style-name="T14">import requests</text:span></text:p>
          <text:p text:style-name="P7"><text:span text:style-name="T14">import stackinabox.util.httpretty</text:span></text:p>
          <text:p text:style-name="P7"><text:span text:style-name="T14">from stackinabox.stack import StackInABox</text:span></text:p>
          <text:p text:style-name="P7"><text:span text:style-name="T14">from stackinabox.services.hello import HelloService</text:span></text:p>
          <text:p text:style-name="P7"><text:span text:style-name="T14"/></text:p>
          <text:p text:style-name="P7"><text:span text:style-name="T14">@httpretty.activate</text:span></text:p>
          <text:p text:style-name="P7"><text:span text:style-name="T14">class TestHttprettyBasic(unittest.TestCase):</text:span></text:p>
          <text:p text:style-name="P7"><text:span text:style-name="T14"><text:s text:c="10"/></text:span><text:span text:style-name="T14">def setUp(self):</text:span></text:p>
          <text:p text:style-name="P7"><text:span text:style-name="T14"><text:s text:c="14"/></text:span><text:span text:style-name="T14">super(TestHttprettyBasic, self).setUp()</text:span></text:p>
          <text:p text:style-name="P7"><text:span text:style-name="T14"><text:s text:c="14"/></text:span><text:span text:style-name="T14">StackInABox.register_service(HelloService())</text:span></text:p>
          <text:p text:style-name="P7"><text:span text:style-name="T14"/></text:p>
          <text:p text:style-name="P7"><text:span text:style-name="T14"><text:s text:c="10"/></text:span><text:span text:style-name="T14">def tearDown(self):</text:span></text:p>
          <text:p text:style-name="P7"><text:span text:style-name="T14"><text:s text:c="14"/></text:span><text:span text:style-name="T14">super(TestHttprettyBasic, self).tearDown()</text:span></text:p>
          <text:p text:style-name="P7"><text:span text:style-name="T14"><text:s text:c="14"/></text:span><text:span text:style-name="T14">StackInABox.reset_services()</text:span></text:p>
          <text:p text:style-name="P7"><text:span text:style-name="T14"/></text:p>
          <text:p text:style-name="P7"><text:span text:style-name="T14"><text:tab/></text:span><text:span text:style-name="T14">def test_basic(self):</text:span></text:p>
          <text:p text:style-name="P21"><text:span text:style-name="T14">stackinabox.util.httpretty.httpretty_registration('localhost')</text:span></text:p>
          <text:p text:style-name="P22"><text:span text:style-name="T14">res = requests.get('</text:span><text:span text:style-name="T15"><text:a xlink:href="http://localhost/hello/" xlink:type="simple">http://localhost/hello/</text:a></text:span><text:span text:style-name="T14">')</text:span></text:p>
          <text:p text:style-name="P22"><text:span text:style-name="T14">self.assertEqual(res.status_code, 200)</text:span></text:p>
          <text:p text:style-name="P22"><text:span text:style-name="T14">self.assertEqual(res.text, ‘Hello’)</text:span></text:p>
          <text:p text:style-name="P22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4" draw:style-name="gr22" draw:text-style-name="P10" draw:layer="layout" svg:width="3.836cm" svg:height="2.761cm" svg:x="3.81cm" svg:y="7.664cm">
          <text:p text:style-name="P7"><text:span text:style-name="T8">Hello Service</text:span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presentation:notes draw:style-name="dp2">
          <office:forms form:automatic-focus="false" form:apply-design-mode="false"/>
          <draw:page-thumbnail draw:name="Shape 196" draw:style-name="gr3" draw:layer="layout" svg:width="16.931cm" svg:height="9.524cm" svg:x="1.059cm" svg:y="1.93cm" draw:page-number="14" presentation:class="page"/>
          <draw:frame draw:name="Shape 197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20"><text:span text:style-name="T13">Simple example of a complete unit test using StackInABox</text:span></text:p>
              <text:p text:style-name="P20"><text:span text:style-name="T13"/></text:p>
              <text:p text:style-name="P20"><text:span text:style-name="T13">- yes, the HelloService is actually part of StackInABox</text:span></text:p>
              <text:p text:style-name="P20"><text:span text:style-name="T13">- easy setup, tear down, and usage</text:span></text:p>
            </draw:text-box>
          </draw:frame>
        </presentation:notes>
      </draw:page>
      <draw:page draw:name="What’s in the pipeline?" draw:style-name="dp3" draw:master-page-name="Title_20_and_20_body" presentation:presentation-page-layout-name="AL2T1">
        <office:forms form:automatic-focus="false" form:apply-design-mode="false"/>
        <draw:frame draw:name="Shape 209" presentation:style-name="pr7" draw:text-style-name="P23" draw:layer="layout" svg:width="20.867cm" svg:height="9.753cm" svg:x="3.362cm" svg:y="3.155cm" presentation:class="outline" presentation:user-transformed="true">
          <draw:text-box>
            <text:list text:style-name="L5">
              <text:list-item>
                <text:p text:style-name="P7"><text:span text:style-name="T16">OpenStackInABox</text:span></text:p>
                <text:list>
                  <text:list-item>
                    <text:p><text:span text:style-name="T16">OpenStack APIs for StackInABox</text:span></text:p>
                    <text:p><text:span text:style-name="T16"/></text:p>
                  </text:list-item>
                </text:list>
              </text:list-item>
              <text:list-item>
                <text:p text:style-name="P7"><text:span text:style-name="T16">StackInAWSGI</text:span></text:p>
                <text:list>
                  <text:list-item>
                    <text:p><text:span text:style-name="T16">server-like mode ala mimic</text:span></text:p>
                    <text:p><text:span text:style-name="T16"/></text:p>
                  </text:list-item>
                </text:list>
              </text:list-item>
              <text:list-item>
                <text:p text:style-name="P7"><text:span text:style-name="T16">aiohttp-mock</text:span></text:p>
                <text:list>
                  <text:list-item>
                    <text:p><text:span text:style-name="T16">Requests-mock for Py3’s aiohttp</text:span></text:p>
                  </text:list-item>
                </text:list>
              </text:list-item>
            </text:list>
          </draw:text-box>
        </draw:frame>
        <draw:frame draw:name="Shape 210" presentation:style-name="pr5" draw:text-style-name="P9" draw:layer="layout" svg:width="21.225cm" svg:height="2.761cm" svg:x="2.904cm" svg:y="0.571cm" presentation:class="title" presentation:user-transformed="true">
          <draw:text-box>
            <text:p text:style-name="P7"><text:span text:style-name="T5">What’s in the pipeline?</text:span></text:p>
          </draw:text-box>
        </draw:frame>
        <presentation:notes draw:style-name="dp2">
          <office:forms form:automatic-focus="false" form:apply-design-mode="false"/>
          <draw:page-thumbnail draw:name="Shape 206" draw:style-name="gr3" draw:layer="layout" svg:width="16.931cm" svg:height="9.524cm" svg:x="1.059cm" svg:y="1.93cm" draw:page-number="15" presentation:class="page"/>
          <draw:frame draw:name="Shape 207" presentation:style-name="pr6" draw:text-style-name="P6" draw:layer="layout" svg:width="15.239cm" svg:height="11.429cm" svg:x="1.905cm" svg:y="12.065cm" presentation:class="notes" presentation:user-transformed="true">
            <draw:text-box>
              <text:p text:style-name="P20"><text:span text:style-name="T13">StackInABox</text:span></text:p>
              <text:p text:style-name="P20"><text:span text:style-name="T13">- highly mature at what it does</text:span></text:p>
              <text:p text:style-name="P20"><text:span text:style-name="T13">- there’s still some additional features that could be added: PyTest Fixture support, decorators, etc...</text:span></text:p>
              <text:p text:style-name="P20"><text:span text:style-name="T13"/></text:p>
              <text:p text:style-name="P20"><text:span text:style-name="T13">OpenStackInABox</text:span></text:p>
              <text:p text:style-name="P20"><text:span text:style-name="T13">- Working on a service manager to make running multipe OpenStack APIs easier to do</text:span></text:p>
              <text:p text:style-name="P20"><text:span text:style-name="T13">- Working on a Cinder and Swift service mocks</text:span></text:p>
              <text:p text:style-name="P20"><text:span text:style-name="T13">- Keystone has excellent support at the auth level; some more APIs could be implemented but 90% applications using Keystone should just work as it is now. (Model supports more than what the RESTful API presents.)</text:span></text:p>
              <text:p text:style-name="P20"><text:span text:style-name="T13"/></text:p>
              <text:p text:style-name="P20"><text:span text:style-name="T13">StackInAWSGI</text:span></text:p>
              <text:p text:style-name="P20"><text:span text:style-name="T13">- bringing StackInABox to the Mimic world…</text:span></text:p>
              <text:p text:style-name="P20"><text:span text:style-name="T13">- re-use the StackInABoxServices in a different context</text:span></text:p>
              <text:p text:style-name="P20"><text:span text:style-name="T13">- adds an admin capability to setup stacks, manage stacks, etc.</text:span></text:p>
              <text:p text:style-name="P20"><text:span text:style-name="T13">- very much early alpha stage</text:span></text:p>
              <text:p text:style-name="P20"><text:span text:style-name="T13">- needs work in the “threading” context</text:span></text:p>
              <text:p text:style-name="P20"><text:span text:style-name="T13"/></text:p>
              <text:p text:style-name="P20"><text:span text:style-name="T13">aiohttp-mock</text:span></text:p>
              <text:p text:style-name="P20"><text:span text:style-name="T13">- trying to bring the requests-mock/httpretty/responses style interception to Py3’s aio-http</text:span></text:p>
              <text:p text:style-name="P20"><text:span text:style-name="T13">- still alpha stage, namely needs work with reliable integration into aio-http; design of aio-http is not mock friendly</text:span></text:p>
            </draw:text-box>
          </draw:frame>
        </presentation:notes>
      </draw:page>
      <draw:page draw:name="Contributing…." draw:style-name="dp3" draw:master-page-name="Title_20_and_20_body" presentation:presentation-page-layout-name="AL2T1">
        <office:forms form:automatic-focus="false" form:apply-design-mode="false"/>
        <draw:frame draw:name="Shape 215" presentation:style-name="pr4" draw:text-style-name="P8" draw:layer="layout" svg:width="20.867cm" svg:height="8.356cm" svg:x="3.262cm" svg:y="3.455cm" presentation:class="outline" presentation:user-transformed="true">
          <draw:text-box>
            <text:list text:style-name="L6">
              <text:list-item>
                <text:p text:style-name="P7"><text:span text:style-name="T17">Git Hub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18"><text:a xlink:href="https://github.com/TestInABox/stackInABox" xlink:type="simple">https://github.com/TestInABox/stackInABox</text:a></text:span></text:p>
                  </text:list-item>
                  <text:list-item>
                    <text:p text:style-name="P7"><text:span text:style-name="T18"><text:a xlink:href="https://github.com/TestInABox/openstackinabox" xlink:type="simple">https://github.com/TestInABox/openstackinabox</text:a></text:span></text:p>
                  </text:list-item>
                  <text:list-item>
                    <text:p text:style-name="P7"><text:span text:style-name="T18"><text:a xlink:href="https://github.com/TestInABox/stackInAWSGI" xlink:type="simple">https://github.com/TestInABox/stackInAWSGI</text:a></text:span></text:p>
                  </text:list-item>
                  <text:list-item>
                    <text:p text:style-name="P7"><text:span text:style-name="T18"><text:a xlink:href="https://github.com/TestInABox/aiohttp-mock" xlink:type="simple">https://github.com/TestInABox/aiohttp-mock</text:a></text:span></text:p>
                  </text:list-item>
                  <text:list-item>
                    <text:p text:style-name="P7"><text:span text:style-name="T4">Apache License v2.0</text:span></text:p>
                  </text:list-item>
                  <text:list-item>
                    <text:p text:style-name="P7"><text:span text:style-name="T4">PRs are welcome</text:span></text:p>
                  </text:list-item>
                </text:list>
              </text:list-item>
            </text:list>
            <text:p text:style-name="P24"><text:span text:style-name="T4"/></text:p>
            <text:list text:continue-numbering="true" text:style-name="L7">
              <text:list-item>
                <text:p text:style-name="P24"><text:span text:style-name="T17">Communications:</text:span></text:p>
              </text:list-item>
            </text:list>
            <text:list text:style-name="L8">
              <text:list-item>
                <text:list>
                  <text:list-item>
                    <text:p text:style-name="P24"><text:span text:style-name="T4">FreeNode: ##stackinabox</text:span></text:p>
                  </text:list-item>
                  <text:list-item>
                    <text:p text:style-name="P24"><text:span text:style-name="T4">Rackspace Slack: #stackinabox</text:span></text:p>
                  </text:list-item>
                </text:list>
              </text:list-item>
            </text:list>
          </draw:text-box>
        </draw:frame>
        <draw:frame draw:name="Shape 216" presentation:style-name="pr5" draw:text-style-name="P9" draw:layer="layout" svg:width="21.225cm" svg:height="2.761cm" svg:x="2.904cm" svg:y="0.571cm" presentation:class="title" presentation:user-transformed="true">
          <draw:text-box>
            <text:p text:style-name="P7"><text:span text:style-name="T5">Contributing….</text:span></text:p>
          </draw:text-box>
        </draw:frame>
        <presentation:notes draw:style-name="dp2">
          <draw:page-thumbnail draw:name="Shape 212" draw:style-name="gr3" draw:layer="layout" svg:width="16.931cm" svg:height="9.524cm" svg:x="1.059cm" svg:y="1.93cm" draw:page-number="16" presentation:class="page"/>
          <draw:frame draw:name="Shape 213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?" draw:style-name="dp3" draw:master-page-name="Title_20_only" presentation:presentation-page-layout-name="AL3T19">
        <office:forms form:automatic-focus="false" form:apply-design-mode="false"/>
        <draw:frame draw:name="Shape 221" presentation:style-name="pr8" draw:text-style-name="P9" draw:layer="layout" svg:width="9.467cm" svg:height="2.761cm" svg:x="7.966cm" svg:y="5.762cm" presentation:class="title" presentation:user-transformed="true">
          <draw:text-box>
            <text:p text:style-name="P7"><text:span text:style-name="T5">Questions?</text:span></text:p>
          </draw:text-box>
        </draw:frame>
        <presentation:notes draw:style-name="dp2">
          <draw:page-thumbnail draw:name="Shape 218" draw:style-name="gr3" draw:layer="layout" svg:width="16.931cm" svg:height="9.524cm" svg:x="1.059cm" svg:y="1.93cm" draw:page-number="17" presentation:class="page"/>
          <draw:frame draw:name="Shape 219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Title_20_only" presentation:presentation-page-layout-name="AL3T19">
        <office:forms form:automatic-focus="false" form:apply-design-mode="false"/>
        <draw:frame draw:name="Shape 221" presentation:style-name="pr8" draw:text-style-name="P9" draw:layer="layout" svg:width="12.608cm" svg:height="3.951cm" svg:x="7.966cm" svg:y="4.572cm" presentation:class="title" presentation:user-transformed="true">
          <draw:text-box>
            <text:p text:style-name="P7"><text:span text:style-name="T5">And now the Workshop...</text:span></text:p>
          </draw:text-box>
        </draw:frame>
        <presentation:notes draw:style-name="dp2">
          <draw:page-thumbnail draw:name="Shape 218" draw:style-name="gr3" draw:layer="layout" svg:width="16.931cm" svg:height="9.524cm" svg:x="1.059cm" svg:y="1.93cm" draw:page-number="18" presentation:class="page"/>
          <draw:frame draw:name="Shape 219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Title_20_only" presentation:presentation-page-layout-name="AL3T19">
        <office:forms form:automatic-focus="false" form:apply-design-mode="false"/>
        <draw:frame draw:name="Shape 221" presentation:style-name="pr8" draw:text-style-name="P9" draw:layer="layout" svg:width="9.467cm" svg:height="2.761cm" svg:x="7.297cm" svg:y="0.287cm" presentation:class="title" presentation:user-transformed="true">
          <draw:text-box>
            <text:p text:style-name="P7"><text:span text:style-name="T5">Examples</text:span></text:p>
          </draw:text-box>
        </draw:frame>
        <draw:frame draw:style-name="gr25" draw:text-style-name="P25" draw:layer="layout" svg:width="19.812cm" svg:height="6.147cm" svg:x="3.302cm" svg:y="3.556cm">
          <draw:text-box>
            <text:p><text:span text:style-name="T19">mock.patch Keystone - </text:span><text:span text:style-name="T19"><text:a xlink:href="https://goo.gl/mDtFyL" xlink:type="simple">https://goo.gl/mDtFyL</text:a></text:span></text:p>
            <text:p><text:span text:style-name="T19"/></text:p>
            <text:p><text:span text:style-name="T19">Mocking it all - </text:span><text:span text:style-name="T19"><text:a xlink:href="https://github.com/rackerlabs/deuterium" xlink:type="simple">https://github.com/rackerlabs/deuterium</text:a></text:span></text:p>
            <text:p><text:span text:style-name="T19"><text:tab/></text:span><text:span text:style-name="T19">- Used StackInABox to mock out Swift</text:span></text:p>
            <text:p><text:span text:style-name="T19"><text:tab/></text:span><text:span text:style-name="T19">- StackInABox enabled the unit tests to be complete enough that API tests were quick and we were able to move on to performance testing</text:span></text:p>
            <text:p><text:span text:style-name="T19"/></text:p>
          </draw:text-box>
        </draw:frame>
        <presentation:notes draw:style-name="dp2">
          <office:forms form:automatic-focus="false" form:apply-design-mode="false"/>
          <draw:page-thumbnail draw:name="Shape 218" draw:style-name="gr3" draw:layer="layout" svg:width="16.931cm" svg:height="9.524cm" svg:x="1.059cm" svg:y="1.93cm" draw:page-number="19" presentation:class="page"/>
          <draw:frame draw:name="Shape 219" presentation:style-name="pr9" draw:text-style-name="P6" draw:layer="layout" svg:width="15.239cm" svg:height="11.429cm" svg:x="1.905cm" svg:y="12.065cm" presentation:class="notes" presentation:user-transformed="true">
            <draw:text-box>
              <text:p text:style-name="P26">mock.patch – example from EOM:Auth’s Keystone functionality test; patching the OpenStack Python Keystone Client</text:p>
              <text:p text:style-name="P26"/>
              <text:p text:style-name="P26">Deuterium – private repo, but highly successful use of StackInABox</text:p>
            </draw:text-box>
          </draw:frame>
        </presentation:notes>
      </draw:page>
      <draw:page draw:name="page20" draw:style-name="dp3" draw:master-page-name="Title_20_only" presentation:presentation-page-layout-name="AL3T19">
        <office:forms form:automatic-focus="false" form:apply-design-mode="false"/>
        <draw:frame draw:name="Shape 221" presentation:style-name="pr8" draw:text-style-name="P9" draw:layer="layout" svg:width="9.467cm" svg:height="2.761cm" svg:x="7.297cm" svg:y="0.287cm" presentation:class="title" presentation:user-transformed="true">
          <draw:text-box>
            <text:p text:style-name="P7"><text:span text:style-name="T5">Setup...</text:span></text:p>
          </draw:text-box>
        </draw:frame>
        <draw:frame draw:style-name="gr25" draw:text-style-name="P25" draw:layer="layout" svg:width="19.812cm" svg:height="6.147cm" svg:x="3.302cm" svg:y="3.556cm">
          <draw:text-box>
            <text:p><text:span text:style-name="T19">$ virtualenv env</text:span></text:p>
            <text:p><text:span text:style-name="T19">$ source env/bin/activate</text:span></text:p>
            <text:p><text:span text:style-name="T19">$ pip install stackinabox</text:span></text:p>
          </draw:text-box>
        </draw:frame>
        <presentation:notes draw:style-name="dp2">
          <draw:page-thumbnail draw:name="Shape 218" draw:style-name="gr3" draw:layer="layout" svg:width="16.931cm" svg:height="9.524cm" svg:x="1.059cm" svg:y="1.93cm" draw:page-number="20" presentation:class="page"/>
          <draw:frame draw:name="Shape 219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Title_20_only" presentation:presentation-page-layout-name="AL3T19">
        <office:forms form:automatic-focus="false" form:apply-design-mode="false"/>
        <draw:frame draw:name="Shape 221" presentation:style-name="pr8" draw:text-style-name="P9" draw:layer="layout" svg:width="23.114cm" svg:height="1.919cm" svg:x="1.524cm" svg:y="5.588cm" presentation:class="title" presentation:user-transformed="true">
          <draw:text-box>
            <text:p text:style-name="P7"><text:span text:style-name="T5">Now let’s create a service...</text:span></text:p>
          </draw:text-box>
        </draw:frame>
        <presentation:notes draw:style-name="dp2">
          <draw:page-thumbnail draw:name="Shape 218" draw:style-name="gr3" draw:layer="layout" svg:width="16.931cm" svg:height="9.524cm" svg:x="1.059cm" svg:y="1.93cm" draw:page-number="21" presentation:class="page"/>
          <draw:frame draw:name="Shape 219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Title_20_only" presentation:presentation-page-layout-name="AL3T19">
        <office:forms form:automatic-focus="false" form:apply-design-mode="false"/>
        <draw:frame draw:name="Shape 221" presentation:style-name="pr10" draw:text-style-name="P27" draw:layer="layout" svg:width="21.082cm" svg:height="9.906cm" svg:x="2.54cm" svg:y="2.794cm" presentation:class="title" presentation:user-transformed="true">
          <draw:text-box>
            <text:p text:style-name="P7"><text:span text:style-name="T20">from stackinabox.services.service import StackInABoxService</text:span><text:span text:style-name="T20"><text:line-break/></text:span><text:span text:style-name="T20"><text:line-break/></text:span><text:span text:style-name="T20">class MyService(StackInABoxService):</text:span><text:span text:style-name="T20"><text:line-break/></text:span><text:span text:style-name="T20"><text:line-break/></text:span><text:span text:style-name="T20"><text:tab/></text:span><text:span text:style-name="T20">def __init__(self):</text:span><text:span text:style-name="T20"><text:line-break/></text:span><text:span text:style-name="T20"><text:tab/></text:span><text:span text:style-name="T20"><text:tab/></text:span><text:span text:style-name="T20">super(MyService, self).__init__(‘MyService’)</text:span><text:span text:style-name="T20"><text:line-break/></text:span><text:span text:style-name="T20"><text:line-break/></text:span><text:span text:style-name="T20">Important: URL = base-url + ‘/’ + service name</text:span><text:span text:style-name="T20"><text:line-break/></text:span><text:span text:style-name="T20"><text:line-break/></text:span><text:span text:style-name="T20">Example: <text:s/>http://localhost/MyService/</text:span></text:p>
          </draw:text-box>
        </draw:frame>
        <draw:frame draw:name="Shape 210" presentation:style-name="pr8" draw:text-style-name="P9" draw:layer="layout" svg:width="21.225cm" svg:height="2.761cm" svg:x="2.905cm" svg:y="0.572cm" presentation:class="title" presentation:user-transformed="true">
          <draw:text-box>
            <text:p text:style-name="P7"><text:span text:style-name="T5">The Basic object...</text:span></text:p>
          </draw:text-box>
        </draw:frame>
        <presentation:notes draw:style-name="dp2">
          <office:forms form:automatic-focus="false" form:apply-design-mode="false"/>
          <draw:page-thumbnail draw:name="Shape 218" draw:style-name="gr3" draw:layer="layout" svg:width="16.931cm" svg:height="9.524cm" svg:x="1.059cm" svg:y="1.93cm" draw:page-number="22" presentation:class="page"/>
          <draw:frame draw:name="Shape 219" presentation:style-name="pr9" draw:text-style-name="P6" draw:layer="layout" svg:width="15.239cm" svg:height="11.429cm" svg:x="1.905cm" svg:y="12.065cm" presentation:class="notes" presentation:user-transformed="true">
            <draw:text-box>
              <text:p text:style-name="P26">Basic class structure</text:p>
              <text:p text:style-name="P26"/>
              <text:p text:style-name="P26">All StackInABoxServices must derive from StackInABoxService</text:p>
              <text:p text:style-name="P26">- provides core functionality to how services work in StackInABox</text:p>
              <text:p text:style-name="P26"/>
              <text:p text:style-name="P26"/>
              <text:p text:style-name="P26">Note the parameter to __init__() called by super</text:p>
              <text:p text:style-name="P26">- used for identifying the service in the logs</text:p>
              <text:p text:style-name="P26">- used in the URL (base URL + / + name)</text:p>
              <text:p text:style-name="P26"/>
            </draw:text-box>
          </draw:frame>
        </presentation:notes>
      </draw:page>
      <draw:page draw:name="page23" draw:style-name="dp3" draw:master-page-name="Title_20_only" presentation:presentation-page-layout-name="AL3T19">
        <office:forms form:automatic-focus="false" form:apply-design-mode="false"/>
        <draw:frame draw:name="Shape 221" presentation:style-name="pr10" draw:text-style-name="P27" draw:layer="layout" svg:width="21.082cm" svg:height="9.906cm" svg:x="2.44cm" svg:y="3.594cm" presentation:class="title" presentation:user-transformed="true">
          <draw:text-box>
            <text:p text:style-name="P7"><text:span text:style-name="T20">from stackinabox.services.service import StackInABoxService</text:span><text:span text:style-name="T20"><text:line-break/></text:span><text:span text:style-name="T20"><text:line-break/></text:span><text:span text:style-name="T20">class MyService(StackInABoxService):</text:span><text:span text:style-name="T20"><text:line-break/></text:span><text:span text:style-name="T20"><text:line-break/></text:span><text:span text:style-name="T20"><text:tab/></text:span><text:span text:style-name="T20">def __init__(self):</text:span><text:span text:style-name="T20"><text:line-break/></text:span><text:span text:style-name="T20"><text:tab/></text:span><text:span text:style-name="T20"><text:tab/></text:span><text:span text:style-name="T20">super(MyService, self).__init__(‘MyService’)</text:span><text:span text:style-name="T20"><text:line-break/></text:span><text:span text:style-name="T20"><text:tab/></text:span><text:span text:style-name="T20"><text:tab/></text:span><text:span text:style-name="T20">self.register(</text:span><text:span text:style-name="T20"><text:line-break/></text:span><text:span text:style-name="T20"><text:tab/></text:span><text:span text:style-name="T20"><text:tab/></text:span><text:span text:style-name="T20"><text:tab/></text:span><text:span text:style-name="T20">StackInABoxService.GET,</text:span><text:span text:style-name="T20"><text:line-break/></text:span><text:span text:style-name="T20"><text:tab/></text:span><text:span text:style-name="T20"><text:tab/></text:span><text:span text:style-name="T20"><text:tab/></text:span><text:span text:style-name="T20">‘/’,</text:span><text:span text:style-name="T20"><text:line-break/></text:span><text:span text:style-name="T20"><text:tab/></text:span><text:span text:style-name="T20"><text:tab/></text:span><text:span text:style-name="T20"><text:tab/></text:span><text:span text:style-name="T20">MyService.handle_get</text:span><text:span text:style-name="T20"><text:line-break/></text:span><text:span text:style-name="T20"><text:tab/></text:span><text:span text:style-name="T20"><text:tab/></text:span><text:span text:style-name="T20">)</text:span><text:span text:style-name="T20"><text:line-break/></text:span><text:span text:style-name="T20"><text:line-break/></text:span><text:span text:style-name="T20"><text:tab/></text:span><text:span text:style-name="T20">def handle_get(self, request, uri, headers):</text:span><text:span text:style-name="T20"><text:line-break/></text:span><text:span text:style-name="T20"><text:tab/></text:span><text:span text:style-name="T20"><text:tab/></text:span><text:span text:style-name="T20">return (200, headers, “hello”)</text:span></text:p>
          </draw:text-box>
        </draw:frame>
        <draw:frame draw:name="Shape 210" presentation:style-name="pr8" draw:text-style-name="P9" draw:layer="layout" svg:width="21.225cm" svg:height="3.492cm" svg:x="2.905cm" svg:y="0.572cm" presentation:class="title" presentation:user-transformed="true">
          <draw:text-box>
            <text:p text:style-name="P7"><text:span text:style-name="T5">..and add a simple handler</text:span></text:p>
          </draw:text-box>
        </draw:frame>
        <presentation:notes draw:style-name="dp2">
          <office:forms form:automatic-focus="false" form:apply-design-mode="false"/>
          <draw:page-thumbnail draw:name="Shape 218" draw:style-name="gr3" draw:layer="layout" svg:width="16.931cm" svg:height="9.524cm" svg:x="1.059cm" svg:y="1.93cm" draw:page-number="23" presentation:class="page"/>
          <draw:frame draw:name="Shape 219" presentation:style-name="pr9" draw:text-style-name="P6" draw:layer="layout" svg:width="15.239cm" svg:height="11.429cm" svg:x="1.905cm" svg:y="12.065cm" presentation:class="notes" presentation:user-transformed="true">
            <draw:text-box>
              <text:p text:style-name="P26">Call to register it – adds the specified function to the router</text:p>
              <text:p text:style-name="P26"/>
              <text:p text:style-name="P26">No requirement on the function name!</text:p>
              <text:p text:style-name="P26">Parameters, however, must match</text:p>
              <text:p text:style-name="P26">Return type must match</text:p>
              <text:p text:style-name="P26"/>
              <text:p text:style-name="P26">- Integer Status Code</text:p>
              <text:p text:style-name="P26">- Headers for response</text:p>
              <text:p text:style-name="P26">- Response Body</text:p>
            </draw:text-box>
          </draw:frame>
        </presentation:notes>
      </draw:page>
      <draw:page draw:name="page24" draw:style-name="dp3" draw:master-page-name="Title_20_only" presentation:presentation-page-layout-name="AL3T19">
        <office:forms form:automatic-focus="false" form:apply-design-mode="false"/>
        <draw:frame draw:name="Shape 221" presentation:style-name="pr10" draw:text-style-name="P27" draw:layer="layout" svg:width="21.082cm" svg:height="9.906cm" svg:x="2.44cm" svg:y="3.594cm" presentation:class="title" presentation:user-transformed="true">
          <draw:text-box>
            <text:p text:style-name="P7"><text:span text:style-name="T20">from stackinabox.services.service import StackInABoxService</text:span><text:span text:style-name="T20"><text:line-break/></text:span><text:span text:style-name="T20"><text:line-break/></text:span><text:span text:style-name="T20">class MyWorld(StackInABoxService):</text:span><text:span text:style-name="T20"><text:line-break/></text:span><text:span text:style-name="T20"><text:line-break/></text:span><text:span text:style-name="T20"><text:tab/></text:span><text:span text:style-name="T20">def __init__(self):</text:span><text:span text:style-name="T20"><text:line-break/></text:span><text:span text:style-name="T20"><text:tab/></text:span><text:span text:style-name="T20"><text:tab/></text:span><text:span text:style-name="T20">super(MyWorld, self).__init__(‘MyWorld’)</text:span><text:span text:style-name="T20"><text:line-break/></text:span><text:span text:style-name="T20"><text:tab/></text:span><text:span text:style-name="T20"><text:tab/></text:span><text:span text:style-name="T20">self.register(</text:span><text:span text:style-name="T20"><text:line-break/></text:span><text:span text:style-name="T20"><text:tab/></text:span><text:span text:style-name="T20"><text:tab/></text:span><text:span text:style-name="T20"><text:tab/></text:span><text:span text:style-name="T20">StackInABoxService.GET,</text:span><text:span text:style-name="T20"><text:line-break/></text:span><text:span text:style-name="T20"><text:tab/></text:span><text:span text:style-name="T20"><text:tab/></text:span><text:span text:style-name="T20"><text:tab/></text:span><text:span text:style-name="T20">‘/world’,</text:span><text:span text:style-name="T20"><text:line-break/></text:span><text:span text:style-name="T20"><text:tab/></text:span><text:span text:style-name="T20"><text:tab/></text:span><text:span text:style-name="T20"><text:tab/></text:span><text:span text:style-name="T20">MyWorld.handle_get</text:span><text:span text:style-name="T20"><text:line-break/></text:span><text:span text:style-name="T20"><text:tab/></text:span><text:span text:style-name="T20"><text:tab/></text:span><text:span text:style-name="T20">)</text:span><text:span text:style-name="T20"><text:line-break/></text:span><text:span text:style-name="T20"><text:line-break/></text:span><text:span text:style-name="T20"><text:tab/></text:span><text:span text:style-name="T20">def handle_get(self, request, uri, headers):</text:span><text:span text:style-name="T20"><text:line-break/></text:span><text:span text:style-name="T20"><text:tab/></text:span><text:span text:style-name="T20"><text:tab/></text:span><text:span text:style-name="T20">return (200, headers, “world”)</text:span></text:p>
          </draw:text-box>
        </draw:frame>
        <draw:frame draw:name="Shape 210" presentation:style-name="pr8" draw:text-style-name="P9" draw:layer="layout" svg:width="21.225cm" svg:height="1.968cm" svg:x="2.905cm" svg:y="0.572cm" presentation:class="title" presentation:user-transformed="true">
          <draw:text-box>
            <text:p text:style-name="P7"><text:span text:style-name="T5">let’s add another...</text:span></text:p>
          </draw:text-box>
        </draw:frame>
        <presentation:notes draw:style-name="dp2">
          <office:forms form:automatic-focus="false" form:apply-design-mode="false"/>
          <draw:page-thumbnail draw:name="Shape 218" draw:style-name="gr3" draw:layer="layout" svg:width="16.931cm" svg:height="9.524cm" svg:x="1.059cm" svg:y="1.93cm" draw:page-number="24" presentation:class="page"/>
          <draw:frame draw:name="Shape 219" presentation:style-name="pr9" draw:text-style-name="P6" draw:layer="layout" svg:width="15.239cm" svg:height="11.429cm" svg:x="1.905cm" svg:y="12.065cm" presentation:class="notes" presentation:user-transformed="true">
            <draw:text-box>
              <text:p text:style-name="P26">Creating a sub-service is a lot like creating the service itself</text:p>
              <text:p text:style-name="P26"/>
              <text:p text:style-name="P26">Differences? Namely the URL used in the registration</text:p>
              <text:p text:style-name="P26"/>
            </draw:text-box>
          </draw:frame>
        </presentation:notes>
      </draw:page>
      <draw:page draw:name="page25" draw:style-name="dp3" draw:master-page-name="Title_20_only" presentation:presentation-page-layout-name="AL3T19">
        <office:forms form:automatic-focus="false" form:apply-design-mode="false"/>
        <draw:frame draw:name="Shape 221" presentation:style-name="pr10" draw:text-style-name="P27" draw:layer="layout" svg:width="21.082cm" svg:height="9.906cm" svg:x="2.44cm" svg:y="3.594cm" presentation:class="title" presentation:user-transformed="true">
          <draw:text-box>
            <text:p text:style-name="P7"><text:span text:style-name="T20">from stackinabox.services.service import StackInABoxService</text:span><text:span text:style-name="T20"><text:line-break/></text:span><text:span text:style-name="T20"><text:line-break/></text:span><text:span text:style-name="T20">class MyService(StackInABoxService):</text:span><text:span text:style-name="T20"><text:line-break/></text:span><text:span text:style-name="T20"><text:line-break/></text:span><text:span text:style-name="T20"><text:tab/></text:span><text:span text:style-name="T20">def __init__(self):</text:span><text:span text:style-name="T20"><text:line-break/></text:span><text:span text:style-name="T20"><text:tab/></text:span><text:span text:style-name="T20"><text:tab/></text:span><text:span text:style-name="T20">super(MyService, self).__init__(‘MyService’)</text:span><text:span text:style-name="T20"><text:line-break/></text:span><text:span text:style-name="T20"><text:tab/></text:span><text:span text:style-name="T20"><text:tab/></text:span><text:span text:style-name="T20">self.world = MyWorld()</text:span><text:span text:style-name="T20"><text:line-break/></text:span><text:span text:style-name="T20"><text:tab/></text:span><text:span text:style-name="T20"><text:tab/></text:span><text:span text:style-name="T20">self.register(</text:span><text:span text:style-name="T20"><text:line-break/></text:span><text:span text:style-name="T20"><text:tab/></text:span><text:span text:style-name="T20"><text:tab/></text:span><text:span text:style-name="T20"><text:tab/></text:span><text:span text:style-name="T20">StackInABoxService.GET,</text:span><text:span text:style-name="T20"><text:line-break/></text:span><text:span text:style-name="T20"><text:tab/></text:span><text:span text:style-name="T20"><text:tab/></text:span><text:span text:style-name="T20"><text:tab/></text:span><text:span text:style-name="T20">‘/’,</text:span><text:span text:style-name="T20"><text:line-break/></text:span><text:span text:style-name="T20"><text:tab/></text:span><text:span text:style-name="T20"><text:tab/></text:span><text:span text:style-name="T20"><text:tab/></text:span><text:span text:style-name="T20">MyService.handle_get</text:span><text:span text:style-name="T20"><text:line-break/></text:span><text:span text:style-name="T20"><text:tab/></text:span><text:span text:style-name="T20"><text:tab/></text:span><text:span text:style-name="T20">)</text:span><text:span text:style-name="T20"><text:line-break/></text:span><text:span text:style-name="T20"><text:tab/></text:span><text:span text:style-name="T20"><text:tab/></text:span><text:span text:style-name="T20">self.register_subservice(‘/world’, self.world)</text:span></text:p>
          </draw:text-box>
        </draw:frame>
        <draw:frame draw:name="Shape 210" presentation:style-name="pr8" draw:text-style-name="P9" draw:layer="layout" svg:width="21.225cm" svg:height="3.492cm" svg:x="2.905cm" svg:y="0.572cm" presentation:class="title" presentation:user-transformed="true">
          <draw:text-box>
            <text:p text:style-name="P7"><text:span text:style-name="T5">..and combine them together</text:span></text:p>
          </draw:text-box>
        </draw:frame>
        <presentation:notes draw:style-name="dp2">
          <office:forms form:automatic-focus="false" form:apply-design-mode="false"/>
          <draw:page-thumbnail draw:name="Shape 218" draw:style-name="gr3" draw:layer="layout" svg:width="16.931cm" svg:height="9.524cm" svg:x="1.059cm" svg:y="1.93cm" draw:page-number="25" presentation:class="page"/>
          <draw:frame draw:name="Shape 219" presentation:style-name="pr9" draw:text-style-name="P6" draw:layer="layout" svg:width="15.239cm" svg:height="11.429cm" svg:x="1.905cm" svg:y="12.065cm" presentation:class="notes" presentation:user-transformed="true">
            <draw:text-box>
              <text:p text:style-name="P26">Subservices are added via `register_subservice()`</text:p>
              <text:p text:style-name="P26">Why?</text:p>
              <text:p text:style-name="P26"/>
              <text:p text:style-name="P26">Difference parameter set – subservices respond to all HTTP Verbs</text:p>
              <text:p text:style-name="P26">Functions take precedence over sub-services</text:p>
              <text:p text:style-name="P26">Warnings generated if there is a potential conflict</text:p>
              <text:p text:style-name="P26"/>
            </draw:text-box>
          </draw:frame>
        </presentation:notes>
      </draw:page>
      <draw:page draw:name="page26" draw:style-name="dp3" draw:master-page-name="Title_20_only" presentation:presentation-page-layout-name="AL3T19">
        <office:forms form:automatic-focus="false" form:apply-design-mode="false"/>
        <draw:frame draw:name="Shape 221" presentation:style-name="pr10" draw:text-style-name="P27" draw:layer="layout" svg:width="21.082cm" svg:height="9.906cm" svg:x="2.44cm" svg:y="3.594cm" presentation:class="title" presentation:user-transformed="true">
          <draw:text-box>
            <text:p><text:a xlink:href="http://stackinabox.readthedocs.io/en/latest/api/services/errors.html" xlink:type="simple">http://stackinabox.readthedocs.io/en/latest/api/services/errors.html</text:a><text:line-break/><text:line-break/>595 – Route not Handled<text:line-break/><text:line-break/>596 – Unhandled Exception generated by a SubService<text:line-break/><text:line-break/>597 – URI does not match any StackInABoxService</text:p>
          </draw:text-box>
        </draw:frame>
        <draw:frame draw:name="Shape 210" presentation:style-name="pr8" draw:text-style-name="P9" draw:layer="layout" svg:width="21.225cm" svg:height="3.492cm" svg:x="2.905cm" svg:y="0.572cm" presentation:class="title" presentation:user-transformed="true">
          <draw:text-box>
            <text:p text:style-name="P7"><text:span text:style-name="T5">Special Status Codes...</text:span></text:p>
          </draw:text-box>
        </draw:frame>
        <presentation:notes draw:style-name="dp2">
          <office:forms form:automatic-focus="false" form:apply-design-mode="false"/>
          <draw:page-thumbnail draw:name="Shape 218" draw:style-name="gr3" draw:layer="layout" svg:width="16.931cm" svg:height="9.524cm" svg:x="1.059cm" svg:y="1.93cm" draw:page-number="26" presentation:class="page"/>
          <draw:frame draw:name="Shape 219" presentation:style-name="pr9" draw:text-style-name="P6" draw:layer="layout" svg:width="15.239cm" svg:height="11.429cm" svg:x="1.905cm" svg:y="12.065cm" presentation:class="notes" presentation:user-transformed="true">
            <draw:text-box>
              <text:p text:style-name="P26">StackInABox has some special status codes for helping with development of StackInABoxServices and testing in general</text:p>
              <text:p text:style-name="P26"/>
              <text:p text:style-name="P26">597 – StackInABox intecepted a URL it was suppose to handled but does not have any StackInABoxServices that handle that URL</text:p>
              <text:p text:style-name="P26"/>
              <text:p text:style-name="P26">595 – A StackInABoxService responds to all or part of the URL but not the one currently being handled. Examples:</text:p>
              <text:p text:style-name="P26"><text:tab/>- URL is handled via a GET but the intercepted call was for a <text:s/>PU</text:p>
              <text:p text:style-name="P26"><text:tab/>- URL is partially handled</text:p>
            </draw:text-box>
          </draw:frame>
        </presentation:notes>
      </draw:page>
      <draw:page draw:name="page27" draw:style-name="dp3" draw:master-page-name="Title_20_only" presentation:presentation-page-layout-name="AL3T19">
        <office:forms form:automatic-focus="false" form:apply-design-mode="false"/>
        <draw:frame draw:name="Shape 221" presentation:style-name="pr10" draw:text-style-name="P27" draw:layer="layout" svg:width="21.082cm" svg:height="9.906cm" svg:x="2.44cm" svg:y="3.594cm" presentation:class="title" presentation:user-transformed="true">
          <draw:text-box>
            <text:p>Python Logger and `print` are your friends...</text:p>
          </draw:text-box>
        </draw:frame>
        <draw:frame draw:name="Shape 210" presentation:style-name="pr8" draw:text-style-name="P9" draw:layer="layout" svg:width="21.225cm" svg:height="3.492cm" svg:x="2.905cm" svg:y="0.572cm" presentation:class="title" presentation:user-transformed="true">
          <draw:text-box>
            <text:p text:style-name="P7"><text:span text:style-name="T5">More on diagnostics...</text:span></text:p>
          </draw:text-box>
        </draw:frame>
        <presentation:notes draw:style-name="dp2">
          <office:forms form:automatic-focus="false" form:apply-design-mode="false"/>
          <draw:page-thumbnail draw:name="Shape 218" draw:style-name="gr3" draw:layer="layout" svg:width="16.931cm" svg:height="9.524cm" svg:x="1.059cm" svg:y="1.93cm" draw:page-number="27" presentation:class="page"/>
          <draw:frame draw:name="Shape 219" presentation:style-name="pr9" draw:text-style-name="P6" draw:layer="layout" svg:width="15.239cm" svg:height="11.429cm" svg:x="1.905cm" svg:y="12.065cm" presentation:class="notes" presentation:user-transformed="true">
            <draw:text-box>
              <text:p text:style-name="P26">Remember this is operating in a test environment only.</text:p>
              <text:p text:style-name="P26">Test tooling (nose, nose2, pytest, etc) all capture the logs and standard out/error.</text:p>
              <text:p text:style-name="P26">The more information you have, the easier it is to diagnose issues.</text:p>
              <text:p text:style-name="P26">You want to prove your StackInABoxService for your API works correctly.</text:p>
              <text:p text:style-name="P26">You can’t get too much information!</text:p>
            </draw:text-box>
          </draw:frame>
        </presentation:notes>
      </draw:page>
      <draw:page draw:name="page28" draw:style-name="dp3" draw:master-page-name="Title_20_only" presentation:presentation-page-layout-name="AL3T19">
        <office:forms form:automatic-focus="false" form:apply-design-mode="false"/>
        <draw:frame draw:name="Shape 221" presentation:style-name="pr11" draw:text-style-name="P28" draw:layer="layout" svg:width="21.082cm" svg:height="10.96cm" svg:x="2.44cm" svg:y="2.54cm" presentation:class="title" presentation:user-transformed="true">
          <draw:text-box>
            <text:p><text:span text:style-name="T21">Some lessons learned…</text:span><text:span text:style-name="T21"><text:line-break/></text:span><text:span text:style-name="T21"><text:line-break/></text:span><text:span text:style-name="T21">- For a complicated API take advantage of Sub-Services and share the model</text:span><text:span text:style-name="T21"><text:line-break/></text:span><text:span text:style-name="T21">- Focus on writing the service for long term usage</text:span><text:span text:style-name="T21"><text:line-break/></text:span><text:span text:style-name="T21">- Take advantage of automation where you can – example: </text:span><text:span text:style-name="T21"><text:a xlink:href="https://goo.gl/SF6ktP" xlink:type="simple">https://goo.gl/SF6ktP</text:a></text:span><text:span text:style-name="T21"><text:line-break/></text:span><text:span text:style-name="T21">- Keep the data dynamic – don’t hard code; this is the real advantage of StackInABox</text:span><text:span text:style-name="T21"><text:line-break/></text:span><text:span text:style-name="T21">- Use sqlite in-memory database over a `dict`.</text:span><text:span text:style-name="T21"><text:line-break/></text:span><text:span text:style-name="T21"> <text:s/>- A little more work, but much easier to keep going.</text:span><text:span text:style-name="T21"><text:line-break/></text:span><text:span text:style-name="T21"/></text:p>
          </draw:text-box>
        </draw:frame>
        <draw:frame draw:name="Shape 210" presentation:style-name="pr8" draw:text-style-name="P9" draw:layer="layout" svg:width="21.225cm" svg:height="1.968cm" svg:x="2.905cm" svg:y="0.572cm" presentation:class="title" presentation:user-transformed="true">
          <draw:text-box>
            <text:p text:style-name="P7"><text:span text:style-name="T5">Tips</text:span></text:p>
          </draw:text-box>
        </draw:frame>
        <presentation:notes draw:style-name="dp2">
          <office:forms form:automatic-focus="false" form:apply-design-mode="false"/>
          <draw:page-thumbnail draw:name="Shape 218" draw:style-name="gr3" draw:layer="layout" svg:width="16.931cm" svg:height="9.524cm" svg:x="1.059cm" svg:y="1.93cm" draw:page-number="28" presentation:class="page"/>
          <draw:frame draw:name="Shape 219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Title_20_only" presentation:presentation-page-layout-name="AL3T19">
        <office:forms form:automatic-focus="false" form:apply-design-mode="false"/>
        <draw:frame draw:name="Shape 221" presentation:style-name="pr11" draw:text-style-name="P28" draw:layer="layout" svg:width="21.082cm" svg:height="10.96cm" svg:x="2.44cm" svg:y="2.54cm" presentation:class="title" presentation:user-transformed="true">
          <draw:text-box>
            <text:p><text:span text:style-name="T21">Here’s some options:</text:span><text:span text:style-name="T21"><text:line-break/></text:span><text:span text:style-name="T21"><text:line-break/></text:span><text:span text:style-name="T21">- Code a StackInABox Service</text:span><text:span text:style-name="T21"><text:line-break/></text:span><text:span text:style-name="T21">- Build a Service for a project of your choosing and integrate it into tests…</text:span><text:span text:style-name="T21"><text:line-break/></text:span><text:span text:style-name="T21"><text:line-break/></text:span><text:span text:style-name="T21">We can work together, in groups, or individually…</text:span><text:span text:style-name="T21"><text:line-break/></text:span><text:span text:style-name="T21"><text:line-break/></text:span><text:span text:style-name="T21">Highly encourage working in groups.</text:span></text:p>
          </draw:text-box>
        </draw:frame>
        <draw:frame draw:name="Shape 210" presentation:style-name="pr8" draw:text-style-name="P9" draw:layer="layout" svg:width="21.225cm" svg:height="1.968cm" svg:x="2.905cm" svg:y="0.572cm" presentation:class="title" presentation:user-transformed="true">
          <draw:text-box>
            <text:p text:style-name="P7"><text:span text:style-name="T5">Coding Time!</text:span></text:p>
          </draw:text-box>
        </draw:frame>
        <presentation:notes draw:style-name="dp2">
          <office:forms form:automatic-focus="false" form:apply-design-mode="false"/>
          <draw:page-thumbnail draw:name="Shape 218" draw:style-name="gr3" draw:layer="layout" svg:width="16.931cm" svg:height="9.524cm" svg:x="1.059cm" svg:y="1.93cm" draw:page-number="29" presentation:class="page"/>
          <draw:frame draw:name="Shape 219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Title_20_only" presentation:presentation-page-layout-name="AL3T19">
        <office:forms form:automatic-focus="false" form:apply-design-mode="false"/>
        <draw:frame draw:name="Shape 221" presentation:style-name="pr11" draw:text-style-name="P28" draw:layer="layout" svg:width="21.082cm" svg:height="10.96cm" svg:x="2.44cm" svg:y="2.54cm" presentation:class="title" presentation:user-transformed="true">
          <draw:text-box>
            <text:p><text:span text:style-name="T21">Reference material:</text:span><text:span text:style-name="T21"><text:line-break/></text:span><text:span text:style-name="T21"><text:line-break/></text:span><text:span text:style-name="T21"><text:a xlink:href="http://stackinabox.readthedocs.io/en/latest/" xlink:type="simple">http://stackinabox.readthedocs.io/en/latest/</text:a></text:span><text:span text:style-name="T21"><text:line-break/></text:span><text:span text:style-name="T21"><text:a xlink:href="https://github.com/TestInABox/stackInABox/" xlink:type="simple">https://github.com/TestInABox/stackInABox/</text:a></text:span><text:span text:style-name="T21"><text:line-break/></text:span><text:span text:style-name="T21"><text:line-break/></text:span><text:span text:style-name="T21">Another good source of information and examples:</text:span><text:span text:style-name="T21"><text:line-break/></text:span><text:span text:style-name="T21"><text:a xlink:href="https://github.com/TestInABox/openstackinabox" xlink:type="simple">https://github.com/TestInABox/openstackinabox</text:a></text:span><text:span text:style-name="T21"><text:line-break/></text:span><text:span text:style-name="T21"><text:line-break/></text:span><text:span text:style-name="T21"/></text:p>
          </draw:text-box>
        </draw:frame>
        <draw:frame draw:name="Shape 210" presentation:style-name="pr8" draw:text-style-name="P9" draw:layer="layout" svg:width="21.225cm" svg:height="1.968cm" svg:x="2.905cm" svg:y="0.572cm" presentation:class="title" presentation:user-transformed="true">
          <draw:text-box>
            <text:p text:style-name="P7"><text:span text:style-name="T5">Coding Time!</text:span></text:p>
          </draw:text-box>
        </draw:frame>
        <presentation:notes draw:style-name="dp2">
          <office:forms form:automatic-focus="false" form:apply-design-mode="false"/>
          <draw:page-thumbnail draw:name="Shape 218" draw:style-name="gr3" draw:layer="layout" svg:width="16.931cm" svg:height="9.524cm" svg:x="1.059cm" svg:y="1.93cm" draw:page-number="30" presentation:class="page"/>
          <draw:frame draw:name="Shape 219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Title_20_only" presentation:presentation-page-layout-name="AL3T19">
        <office:forms form:automatic-focus="false" form:apply-design-mode="false"/>
        <draw:frame draw:name="Shape 221" presentation:style-name="pr8" draw:text-style-name="P9" draw:layer="layout" svg:width="15.875cm" svg:height="1.919cm" svg:x="6.096cm" svg:y="6.185cm" presentation:class="title" presentation:user-transformed="true">
          <draw:text-box>
            <text:p text:style-name="P7"><text:span text:style-name="T5">Thanks for coming!</text:span></text:p>
          </draw:text-box>
        </draw:frame>
        <presentation:notes draw:style-name="dp2">
          <office:forms form:automatic-focus="false" form:apply-design-mode="false"/>
          <draw:page-thumbnail draw:name="Shape 218" draw:style-name="gr3" draw:layer="layout" svg:width="16.931cm" svg:height="9.524cm" svg:x="1.059cm" svg:y="1.93cm" draw:page-number="31" presentation:class="page"/>
          <draw:frame draw:name="Shape 219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 MS" svg:font-family="'Trebuchet MS'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003171" draw:end-color="#549fff" draw:start-intensity="100%" draw:end-intensity="100%" draw:angle="3180" draw:border="0%"/>
    <draw:gradient draw:name="Gradient_20_3" draw:display-name="Gradient 3" draw:style="ellipsoid" draw:cx="49%" draw:cy="50%" draw:start-color="#003171" draw:end-color="#549fff" draw:start-intensity="100%" draw:end-intensity="100%" draw:angle="900" draw:border="0%"/>
    <draw:gradient draw:name="Gradient_20_4" draw:display-name="Gradient 4" draw:style="linear" draw:start-color="#003171" draw:end-color="#65a8ff" draw:start-intensity="100%" draw:end-intensity="100%" draw:angle="900" draw:border="0%"/>
    <draw:gradient draw:name="Gradient_20_5" draw:display-name="Gradient 5" draw:style="linear" draw:start-color="#003171" draw:end-color="#65a8ff" draw:start-intensity="100%" draw:end-intensity="100%" draw:angle="3550" draw:border="0%"/>
    <draw:opacity draw:name="msTransGradient_20_1" draw:display-name="msTransGradient 1" draw:style="ellipsoid" draw:cx="49%" draw:cy="50%" draw:start="95%" draw:end="41%" draw:angle="900" draw:border="0%"/>
    <draw:opacity draw:name="msTransGradient_20_2" draw:display-name="msTransGradient 2" draw:style="ellipsoid" draw:cx="49%" draw:cy="50%" draw:start="54%" draw:end="54%" draw:angle="900" draw:border="0%"/>
    <draw:opacity draw:name="msTransGradient_20_3" draw:display-name="msTransGradient 3" draw:style="linear" draw:start="21%" draw:end="21%" draw:angle="900" draw:border="0%"/>
    <draw:opacity draw:name="msTransGradient_20_4" draw:display-name="msTransGradient 4" draw:style="linear" draw:start="21%" draw:end="21%" draw:angle="900" draw:border="0%"/>
    <draw:opacity draw:name="msTransGradient_20_5" draw:display-name="msTransGradient 5" draw:style="ellipsoid" draw:cx="49%" draw:cy="50%" draw:start="54%" draw:end="54%" draw:angle="900" draw:border="0%"/>
    <draw:opacity draw:name="msTransGradient_20_6" draw:display-name="msTransGradient 6" draw:style="ellipsoid" draw:cx="49%" draw:cy="50%" draw:start="54%" draw:end="54%" draw:angle="900" draw:border="0%"/>
    <draw:opacity draw:name="msTransGradient_20_7" draw:display-name="msTransGradient 7" draw:style="ellipsoid" draw:cx="49%" draw:cy="50%" draw:start="54%" draw:end="54%" draw:angle="900" draw:border="0%"/>
    <draw:opacity draw:name="msTransGradient_20_8" draw:display-name="msTransGradient 8" draw:style="ellipsoid" draw:cx="49%" draw:cy="50%" draw:start="54%" draw:end="54%" draw:angle="900" draw:border="0%"/>
    <draw:marker draw:name="Arrow" svg:viewBox="0 0 20 30" svg:d="M10 0l-10 30h20z"/>
    <draw:marker draw:name="msArrowEnd_20_9" draw:display-name="msArrowEnd 9" svg:viewBox="0 0 500 500" svg:d="M250 0l250 500h-50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318cm" draw:distance="0.954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03cm" draw:marker-start-center="false" draw:marker-end-width="0.203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4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39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9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9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none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39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29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19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svg:stroke-color="#3465a4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none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39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29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19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14.125cm" fo:min-width="24.892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gradient" draw:fill-gradient-name="Gradient_20_3" draw:opacity-name="msTransGradient_20_1" draw:textarea-vertical-align="middle" draw:auto-grow-height="false" draw:fit-to-size="false" fo:min-height="14.092cm" fo:min-width="29.841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gradient" draw:fill-gradient-name="Gradient_20_3" draw:opacity-name="msTransGradient_20_2" draw:textarea-vertical-align="bottom" draw:auto-grow-height="false" draw:fit-to-size="false" fo:min-height="14.092cm" fo:min-width="28.66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4" draw:opacity-name="msTransGradient_20_3" draw:textarea-vertical-align="middle" draw:auto-grow-height="false" draw:fit-to-size="false" fo:min-height="14.124cm" fo:min-width="5.512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svg:stroke-width="0cm" draw:fill="gradient" draw:fill-gradient-name="Gradient_20_4" draw:opacity-name="msTransGradient_20_4" draw:textarea-vertical-align="middle" draw:auto-grow-height="false" draw:fit-to-size="false" fo:min-height="14.124cm" fo:min-width="3.389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cm" draw:fill="gradient" draw:fill-gradient-name="Gradient_20_3" draw:opacity-name="msTransGradient_20_5" draw:textarea-vertical-align="middle" draw:auto-grow-height="false" draw:fit-to-size="false" fo:min-height="14.078cm" fo:min-width="4.279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none" svg:stroke-width="0cm" draw:fill="gradient" draw:fill-gradient-name="Gradient_20_3" draw:opacity-name="msTransGradient_20_6" draw:textarea-vertical-align="middle" draw:auto-grow-height="false" draw:fit-to-size="false" fo:min-height="14.03cm" fo:min-width="8.104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gradient" draw:fill-gradient-name="Gradient_20_5" draw:textarea-vertical-align="middle" draw:auto-grow-height="false" draw:fit-to-size="false" fo:min-height="14.059cm" fo:min-width="2.548cm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gradient" draw:fill-gradient-name="Gradient_20_3" draw:opacity-name="msTransGradient_20_7" draw:textarea-vertical-align="middle" draw:auto-grow-height="false" draw:fit-to-size="false" fo:min-height="14.078cm" fo:min-width="4.279cm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svg:stroke-width="0cm" draw:fill="gradient" draw:fill-gradient-name="Gradient_20_3" draw:opacity-name="msTransGradient_20_8" draw:textarea-vertical-align="middle" draw:auto-grow-height="false" draw:fit-to-size="false" fo:min-height="14.03cm" fo:min-width="8.104cm" fo:padding-top="0.127cm" fo:padding-bottom="0.127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6" style:family="paragraph">
      <loext:graphic-properties draw:fill="gradient" draw:fill-gradient-name="Gradient_20_3" draw:opacity-name="msTransGradient_20_1"/>
      <style:paragraph-properties fo:text-align="start" style:font-independent-line-spacing="true"/>
      <style:text-properties fo:font-size="14pt"/>
    </style:style>
    <style:style style:name="MP7" style:family="paragraph">
      <loext:graphic-properties draw:fill="gradient" draw:fill-gradient-name="Gradient_20_3" draw:opacity-name="msTransGradient_20_2"/>
      <style:paragraph-properties fo:text-align="start" style:font-independent-line-spacing="true"/>
      <style:text-properties fo:font-size="14pt"/>
    </style:style>
    <style:style style:name="MP8" style:family="paragraph">
      <loext:graphic-properties draw:fill="gradient" draw:fill-gradient-name="Gradient_20_4" draw:opacity-name="msTransGradient_20_3"/>
      <style:paragraph-properties fo:text-align="start" style:font-independent-line-spacing="true"/>
      <style:text-properties fo:font-size="14pt"/>
    </style:style>
    <style:style style:name="MP9" style:family="paragraph">
      <loext:graphic-properties draw:fill="gradient" draw:fill-gradient-name="Gradient_20_4" draw:opacity-name="msTransGradient_20_4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loext:graphic-properties draw:fill="gradient" draw:fill-gradient-name="Gradient_20_3" draw:opacity-name="msTransGradient_20_5"/>
      <style:paragraph-properties fo:text-align="start" style:font-independent-line-spacing="true"/>
      <style:text-properties fo:font-size="14pt"/>
    </style:style>
    <style:style style:name="MP14" style:family="paragraph">
      <loext:graphic-properties draw:fill="gradient" draw:fill-gradient-name="Gradient_20_3" draw:opacity-name="msTransGradient_20_6"/>
      <style:paragraph-properties fo:text-align="start" style:font-independent-line-spacing="true"/>
      <style:text-properties fo:font-size="14pt"/>
    </style:style>
    <style:style style:name="MP15" style:family="paragraph">
      <loext:graphic-properties draw:fill="gradient" draw:fill-gradient-name="Gradient_20_5"/>
      <style:paragraph-properties fo:text-align="start" style:font-independent-line-spacing="true"/>
      <style:text-properties fo:font-size="1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loext:graphic-properties draw:fill="gradient" draw:fill-gradient-name="Gradient_20_3" draw:opacity-name="msTransGradient_20_7"/>
      <style:paragraph-properties fo:text-align="start" style:font-independent-line-spacing="true"/>
      <style:text-properties fo:font-size="14pt"/>
    </style:style>
    <style:style style:name="MP18" style:family="paragraph">
      <loext:graphic-properties draw:fill="gradient" draw:fill-gradient-name="Gradient_20_3" draw:opacity-name="msTransGradient_20_8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25.399cm" svg:height="14.37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" draw:style-name="Mgr4" draw:text-style-name="MP6" draw:layer="backgroundobjects" svg:width="30.349cm" svg:height="14.346cm" svg:x="-0.023cm" svg:y="0.032cm">
        <text:p/>
        <draw:enhanced-geometry draw:mirror-horizontal="true" draw:mirror-vertical="false" svg:viewBox="0 0 10925833 5165065" drawooo:sub-view-size="24279631 6863875" draw:type="ooxml-non-primitive" draw:enhanced-path="M 9291599 0 L 24279631 5875 24250422 6863875 8740466 6858000 C 0 3062308 7449035 312298 9291599 0 Z N"/>
      </draw:custom-shape>
      <draw:custom-shape draw:name="Shape 12" draw:style-name="Mgr5" draw:text-style-name="MP7" draw:layer="backgroundobjects" svg:width="29.168cm" svg:height="14.346cm" svg:x="0.041cm" svg:y="0.001cm">
        <text:p/>
        <draw:enhanced-geometry draw:mirror-horizontal="true" draw:mirror-vertical="false" svg:viewBox="0 0 10500940 5165065" drawooo:sub-view-size="24279631 6863875" draw:type="ooxml-non-primitive" draw:enhanced-path="M 9291599 0 L 24279631 5875 24250422 6863875 8740466 6858000 C 0 3062308 7449035 312298 9291599 0 Z N"/>
      </draw:custom-shape>
      <draw:custom-shape draw:name="Shape 13" draw:style-name="Mgr6" draw:text-style-name="MP8" draw:layer="backgroundobjects" svg:width="6.02cm" svg:height="14.378cm" svg:x="-2.352cm" svg:y="-0.001cm">
        <text:p/>
        <draw:enhanced-geometry draw:mirror-horizontal="false" draw:mirror-vertical="false" svg:viewBox="0 0 2167466 5176308" drawooo:sub-view-size="2167467 6180667" draw:type="ooxml-non-primitive" draw:enhanced-path="M 939800 0 L 1905000 5881 C 2167467 1035992 0 1848556 1896533 6180667 L 939800 6180667 939800 0 Z N"/>
      </draw:custom-shape>
      <draw:custom-shape draw:name="Shape 14" draw:style-name="Mgr7" draw:text-style-name="MP9" draw:layer="backgroundobjects" svg:width="3.897cm" svg:height="14.378cm" draw:transform="rotate (-3.14159265358979) translate (2.428cm 14.379cm)">
        <text:p/>
        <draw:enhanced-geometry draw:mirror-horizontal="true" draw:mirror-vertical="false" svg:viewBox="0 0 1403434 5176308" drawooo:sub-view-size="2167467 6180667" draw:type="ooxml-non-primitive" draw:enhanced-path="M 939800 0 L 1905000 5881 C 2167467 1035992 0 1848556 1896533 6180667 L 939800 6180667 939800 0 Z N"/>
      </draw:custom-shape>
      <draw:frame draw:name="Shape 15" presentation:style-name="Mpr1" draw:text-style-name="MP10" draw:layer="backgroundobjects" svg:width="19.585cm" svg:height="3.062cm" svg:x="3.006cm" svg:y="3.449cm" presentation:class="title" presentation:user-transformed="true">
        <draw:text-box>
          <text:p/>
        </draw:text-box>
      </draw:frame>
      <draw:frame draw:name="Shape 17" presentation:style-name="Mpr2" draw:text-style-name="MP12" draw:layer="backgroundobjects" svg:width="1.523cm" svg:height="1.092cm" svg:x="23.769cm" svg:y="13.193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2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19" draw:style-name="Mgr8" draw:text-style-name="MP13" draw:layer="backgroundobjects" svg:width="4.787cm" svg:height="14.332cm" draw:transform="rotate (-3.14159265358979) translate (3.808cm 14.289cm)">
        <text:p/>
        <draw:enhanced-geometry draw:mirror-horizontal="true" draw:mirror-vertical="false" svg:viewBox="0 0 1723519 5159924" drawooo:sub-view-size="4476675 6879900" draw:type="ooxml-non-primitive" draw:enhanced-path="M 4476676 16025 L 879695 0 C 886211 2293300 892726 4586600 899242 6879900 L 3909760 6861462 C 0 3547544 1695771 1824359 4476676 16025 Z N"/>
      </draw:custom-shape>
      <draw:frame draw:name="Shape 20" presentation:style-name="Title_20_and_20_body-outline1" draw:layer="backgroundobjects" svg:width="22.859cm" svg:height="10.083cm" svg:x="1.27cm" svg:y="3.455cm" presentation:class="outline" presentation:placeholder="true" presentation:user-transformed="true">
        <draw:text-box/>
      </draw:frame>
      <draw:custom-shape draw:name="Shape 21" draw:style-name="Mgr9" draw:text-style-name="MP14" draw:layer="backgroundobjects" svg:width="8.612cm" svg:height="14.284cm" draw:transform="rotate (-3.14159265358979) translate (5.506cm 14.286cm)">
        <text:p/>
        <draw:enhanced-geometry draw:mirror-horizontal="true" draw:mirror-vertical="false" svg:viewBox="0 0 3100650 5142725" drawooo:sub-view-size="8053639 6879900" draw:type="ooxml-non-primitive" draw:enhanced-path="M 4696126 16025 L 2920537 0 C 2927053 2293300 2933568 4586600 2940084 6879900 L 4085318 6861462 C 8053639 4651267 0 3113439 4696126 16025 Z N"/>
      </draw:custom-shape>
      <draw:custom-shape draw:name="Shape 22" draw:style-name="Mgr10" draw:text-style-name="MP15" draw:layer="backgroundobjects" svg:width="3.056cm" svg:height="14.313cm" draw:transform="rotate (-3.14159265358979) translate (25.526cm 14.289cm)">
        <text:p/>
        <draw:enhanced-geometry draw:mirror-horizontal="false" draw:mirror-vertical="false" svg:viewBox="0 0 1100667 5153050" drawooo:sub-view-size="1100668 6916846" draw:type="ooxml-non-primitive" draw:enhanced-path="M 0 11711 L 956734 0 C 33869 3419922 220135 4504457 1100668 6916846 L 0 6916846 0 11711 Z N"/>
      </draw:custom-shape>
      <draw:frame draw:name="Shape 23" presentation:style-name="Mpr5" draw:text-style-name="MP16" draw:layer="backgroundobjects" svg:width="22.859cm" svg:height="2.761cm" svg:x="1.27cm" svg:y="0.571cm" presentation:class="title" presentation:user-transformed="true">
        <draw:text-box>
          <text:p/>
        </draw:text-box>
      </draw:frame>
      <draw:frame draw:name="Shape 24" presentation:style-name="Mpr6" draw:text-style-name="MP12" draw:layer="backgroundobjects" svg:width="1.523cm" svg:height="1.092cm" svg:x="23.769cm" svg:y="13.193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custom-shape draw:name="Shape 34" draw:style-name="Mgr11" draw:text-style-name="MP17" draw:layer="backgroundobjects" svg:width="4.787cm" svg:height="14.332cm" draw:transform="rotate (-3.14159265358979) translate (3.808cm 14.289cm)">
        <text:p/>
        <draw:enhanced-geometry draw:mirror-horizontal="true" draw:mirror-vertical="false" svg:viewBox="0 0 1723519 5159924" drawooo:sub-view-size="4476675 6879900" draw:type="ooxml-non-primitive" draw:enhanced-path="M 4476676 16025 L 879695 0 C 886211 2293300 892726 4586600 899242 6879900 L 3909760 6861462 C 0 3547544 1695771 1824359 4476676 16025 Z N"/>
      </draw:custom-shape>
      <draw:custom-shape draw:name="Shape 35" draw:style-name="Mgr12" draw:text-style-name="MP18" draw:layer="backgroundobjects" svg:width="8.612cm" svg:height="14.284cm" draw:transform="rotate (-3.14159265358979) translate (5.506cm 14.286cm)">
        <text:p/>
        <draw:enhanced-geometry draw:mirror-horizontal="true" draw:mirror-vertical="false" svg:viewBox="0 0 3100650 5142725" drawooo:sub-view-size="8053639 6879900" draw:type="ooxml-non-primitive" draw:enhanced-path="M 4696126 16025 L 2920537 0 C 2927053 2293300 2933568 4586600 2940084 6879900 L 4085318 6861462 C 8053639 4651267 0 3113439 4696126 16025 Z N"/>
      </draw:custom-shape>
      <draw:custom-shape draw:name="Shape 36" draw:style-name="Mgr10" draw:text-style-name="MP15" draw:layer="backgroundobjects" svg:width="3.056cm" svg:height="14.313cm" draw:transform="rotate (-3.14159265358979) translate (25.526cm 14.289cm)">
        <text:p/>
        <draw:enhanced-geometry draw:mirror-horizontal="false" draw:mirror-vertical="false" svg:viewBox="0 0 1100667 5153050" drawooo:sub-view-size="1100668 6916846" draw:type="ooxml-non-primitive" draw:enhanced-path="M 0 11711 L 956734 0 C 33869 3419922 220135 4504457 1100668 6916846 L 0 6916846 0 11711 Z N"/>
      </draw:custom-shape>
      <draw:frame draw:name="Shape 37" presentation:style-name="Mpr9" draw:text-style-name="MP16" draw:layer="backgroundobjects" svg:width="22.859cm" svg:height="2.761cm" svg:x="1.27cm" svg:y="0.571cm" presentation:class="title" presentation:user-transformed="true">
        <draw:text-box>
          <text:p/>
        </draw:text-box>
      </draw:frame>
      <draw:frame draw:name="Shape 38" presentation:style-name="Mpr10" draw:text-style-name="MP12" draw:layer="backgroundobjects" svg:width="1.523cm" svg:height="1.092cm" svg:x="23.769cm" svg:y="13.193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1.2$Linux_X86_64 LibreOffice_project/30m0$Build-2</meta:generator>
    <dc:date>2017-09-23T15:01:20.438121422</dc:date>
    <meta:editing-duration>PT1H52S</meta:editing-duration>
    <meta:editing-cycles>12</meta:editing-cycles>
    <meta:document-statistic meta:object-count="252"/>
  </office:meta>
</office:document-meta>
</file>